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8-01T00:00:00" table:style-name="ce5">
            <text:p>2022/8/1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34611" table:style-name="ce6">
            <text:p>34,611<text:s/></text:p>
          </table:table-cell>
          <table:table-cell office:value-type="float" office:value="30447" table:style-name="ce6">
            <text:p>30,447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22416" table:style-name="ce6">
            <text:p>22,416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28082" table:style-name="ce6">
            <text:p>28,082<text:s/></text:p>
          </table:table-cell>
          <table:table-cell office:value-type="float" office:value="20867" table:style-name="ce6">
            <text:p>20,867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19225" table:style-name="ce6">
            <text:p>19,225<text:s/></text:p>
          </table:table-cell>
          <table:table-cell office:value-type="float" office:value="97625" table:style-name="ce6">
            <text:p>97,625<text:s/></text:p>
          </table:table-cell>
          <table:table-cell office:value-type="float" office:value="32872" table:style-name="ce6">
            <text:p>32,872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8196" table:style-name="ce6">
            <text:p>18,196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31248" table:style-name="ce6">
            <text:p>31,248<text:s/></text:p>
          </table:table-cell>
          <table:table-cell office:value-type="float" office:value="29788" table:style-name="ce6">
            <text:p>29,788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19169" table:style-name="ce6">
            <text:p>19,169<text:s/></text:p>
          </table:table-cell>
          <table:table-cell office:value-type="float" office:value="43185" table:style-name="ce6">
            <text:p>43,185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24521" table:style-name="ce6">
            <text:p>24,521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49599" table:style-name="ce6">
            <text:p>49,599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31194" table:style-name="ce6">
            <text:p>31,194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16819" table:style-name="ce6">
            <text:p>16,819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4296" table:style-name="ce6">
            <text:p>4,296<text:s/></text:p>
          </table:table-cell>
          <table:table-cell table:number-columns-repeated="16264"/>
        </table:table-row>
        <table:table-row table:style-name="ro2">
          <table:table-cell office:value-type="date" office:date-value="2022-08-02T00:00:00" table:style-name="ce5">
            <text:p>2022/8/2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36563" table:style-name="ce6">
            <text:p>36,563<text:s/></text:p>
          </table:table-cell>
          <table:table-cell office:value-type="float" office:value="32171" table:style-name="ce6">
            <text:p>32,171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25763" table:style-name="ce6">
            <text:p>25,763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21486" table:style-name="ce6">
            <text:p>21,486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94701" table:style-name="ce6">
            <text:p>94,701<text:s/></text:p>
          </table:table-cell>
          <table:table-cell office:value-type="float" office:value="34111" table:style-name="ce6">
            <text:p>34,111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20999" table:style-name="ce6">
            <text:p>20,999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19401" table:style-name="ce6">
            <text:p>19,401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31695" table:style-name="ce6">
            <text:p>31,695<text:s/></text:p>
          </table:table-cell>
          <table:table-cell office:value-type="float" office:value="30346" table:style-name="ce6">
            <text:p>30,346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43892" table:style-name="ce6">
            <text:p>43,892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49809" table:style-name="ce6">
            <text:p>49,809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22200" table:style-name="ce6">
            <text:p>22,200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32525" table:style-name="ce6">
            <text:p>32,525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22592" table:style-name="ce6">
            <text:p>22,592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4396" table:style-name="ce6">
            <text:p>4,396<text:s/></text:p>
          </table:table-cell>
          <table:table-cell table:number-columns-repeated="16264"/>
        </table:table-row>
        <table:table-row table:style-name="ro2">
          <table:table-cell office:value-type="date" office:date-value="2022-08-03T00:00:00" table:style-name="ce5">
            <text:p>2022/8/3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36821" table:style-name="ce6">
            <text:p>36,821<text:s/></text:p>
          </table:table-cell>
          <table:table-cell office:value-type="float" office:value="34047" table:style-name="ce6">
            <text:p>34,047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19021" table:style-name="ce6">
            <text:p>19,021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98702" table:style-name="ce6">
            <text:p>98,702<text:s/></text:p>
          </table:table-cell>
          <table:table-cell office:value-type="float" office:value="36811" table:style-name="ce6">
            <text:p>36,811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18142" table:style-name="ce6">
            <text:p>18,142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33008" table:style-name="ce6">
            <text:p>33,008<text:s/></text:p>
          </table:table-cell>
          <table:table-cell office:value-type="float" office:value="30977" table:style-name="ce6">
            <text:p>30,977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46414" table:style-name="ce6">
            <text:p>46,414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51860" table:style-name="ce6">
            <text:p>51,860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23262" table:style-name="ce6">
            <text:p>23,262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4492" table:style-name="ce6">
            <text:p>4,492<text:s/></text:p>
          </table:table-cell>
          <table:table-cell table:number-columns-repeated="16264"/>
        </table:table-row>
        <table:table-row table:style-name="ro2">
          <table:table-cell office:value-type="date" office:date-value="2022-08-04T00:00:00" table:style-name="ce5">
            <text:p>2022/8/4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37749" table:style-name="ce6">
            <text:p>37,749<text:s/></text:p>
          </table:table-cell>
          <table:table-cell office:value-type="float" office:value="35103" table:style-name="ce6">
            <text:p>35,103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9450" table:style-name="ce6">
            <text:p>19,450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26464" table:style-name="ce6">
            <text:p>26,464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104906" table:style-name="ce6">
            <text:p>104,906<text:s/></text:p>
          </table:table-cell>
          <table:table-cell office:value-type="float" office:value="38584" table:style-name="ce6">
            <text:p>38,584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24446" table:style-name="ce6">
            <text:p>24,446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23334" table:style-name="ce6">
            <text:p>23,334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34305" table:style-name="ce6">
            <text:p>34,305<text:s/></text:p>
          </table:table-cell>
          <table:table-cell office:value-type="float" office:value="30964" table:style-name="ce6">
            <text:p>30,964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48047" table:style-name="ce6">
            <text:p>48,047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29742" table:style-name="ce6">
            <text:p>29,742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54188" table:style-name="ce6">
            <text:p>54,188<text:s/></text:p>
          </table:table-cell>
          <table:table-cell office:value-type="float" office:value="16370" table:style-name="ce6">
            <text:p>16,370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24623" table:style-name="ce6">
            <text:p>24,623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33131" table:style-name="ce6">
            <text:p>33,131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19940" table:style-name="ce6">
            <text:p>19,940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437" table:style-name="ce6">
            <text:p>4,437<text:s/></text:p>
          </table:table-cell>
          <table:table-cell table:number-columns-repeated="16264"/>
        </table:table-row>
        <table:table-row table:style-name="ro2">
          <table:table-cell office:value-type="date" office:date-value="2022-08-05T00:00:00" table:style-name="ce5">
            <text:p>2022/8/5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38181" table:style-name="ce6">
            <text:p>38,181<text:s/></text:p>
          </table:table-cell>
          <table:table-cell office:value-type="float" office:value="38926" table:style-name="ce6">
            <text:p>38,926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20150" table:style-name="ce6">
            <text:p>20,150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20081" table:style-name="ce6">
            <text:p>20,081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21228" table:style-name="ce6">
            <text:p>21,228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130267" table:style-name="ce6">
            <text:p>130,267<text:s/></text:p>
          </table:table-cell>
          <table:table-cell office:value-type="float" office:value="42689" table:style-name="ce6">
            <text:p>42,689<text:s/></text:p>
          </table:table-cell>
          <table:table-cell office:value-type="float" office:value="19035" table:style-name="ce6">
            <text:p>19,035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21164" table:style-name="ce6">
            <text:p>21,164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8969" table:style-name="ce6">
            <text:p>18,969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37151" table:style-name="ce6">
            <text:p>37,151<text:s/></text:p>
          </table:table-cell>
          <table:table-cell office:value-type="float" office:value="31694" table:style-name="ce6">
            <text:p>31,694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54192" table:style-name="ce6">
            <text:p>54,192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28646" table:style-name="ce6">
            <text:p>28,646<text:s/></text:p>
          </table:table-cell>
          <table:table-cell office:value-type="float" office:value="32549" table:style-name="ce6">
            <text:p>32,549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60455" table:style-name="ce6">
            <text:p>60,455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20656" table:style-name="ce6">
            <text:p>20,656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34068" table:style-name="ce6">
            <text:p>34,068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600" table:style-name="ce6">
            <text:p>4,600<text:s/></text:p>
          </table:table-cell>
          <table:table-cell table:number-columns-repeated="16264"/>
        </table:table-row>
        <table:table-row table:style-name="ro2">
          <table:table-cell office:value-type="date" office:date-value="2022-08-06T00:00:00" table:style-name="ce5">
            <text:p>2022/8/6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34334" table:style-name="ce6">
            <text:p>34,334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18815" table:style-name="ce6">
            <text:p>18,815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110609" table:style-name="ce6">
            <text:p>110,609<text:s/></text:p>
          </table:table-cell>
          <table:table-cell office:value-type="float" office:value="39693" table:style-name="ce6">
            <text:p>39,693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8437" table:style-name="ce6">
            <text:p>18,437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24693" table:style-name="ce6">
            <text:p>24,693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29987" table:style-name="ce6">
            <text:p>29,987<text:s/></text:p>
          </table:table-cell>
          <table:table-cell office:value-type="float" office:value="22695" table:style-name="ce6">
            <text:p>22,695<text:s/></text:p>
          </table:table-cell>
          <table:table-cell office:value-type="float" office:value="17222" table:style-name="ce6">
            <text:p>17,222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55701" table:style-name="ce6">
            <text:p>55,701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26067" table:style-name="ce6">
            <text:p>26,067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48405" table:style-name="ce6">
            <text:p>48,405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2545" table:style-name="ce6">
            <text:p>2,545<text:s/></text:p>
          </table:table-cell>
          <table:table-cell table:number-columns-repeated="16264"/>
        </table:table-row>
        <table:table-row table:style-name="ro2">
          <table:table-cell office:value-type="date" office:date-value="2022-08-07T00:00:00" table:style-name="ce5">
            <text:p>2022/8/7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1086" table:style-name="ce6">
            <text:p>1,086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97378" table:style-name="ce6">
            <text:p>97,378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25169" table:style-name="ce6">
            <text:p>25,169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44428" table:style-name="ce6">
            <text:p>44,428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20060" table:style-name="ce6">
            <text:p>20,060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38334" table:style-name="ce6">
            <text:p>38,334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18382" table:style-name="ce6">
            <text:p>18,382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2311" table:style-name="ce6">
            <text:p>2,311<text:s/></text:p>
          </table:table-cell>
          <table:table-cell table:number-columns-repeated="16264"/>
        </table:table-row>
        <table:table-row table:style-name="ro2">
          <table:table-cell office:value-type="date" office:date-value="2022-08-08T00:00:00" table:style-name="ce5">
            <text:p>2022/8/8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35160" table:style-name="ce6">
            <text:p>35,160<text:s/></text:p>
          </table:table-cell>
          <table:table-cell office:value-type="float" office:value="31696" table:style-name="ce6">
            <text:p>31,696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21868" table:style-name="ce6">
            <text:p>21,868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9056" table:style-name="ce6">
            <text:p>19,056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24809" table:style-name="ce6">
            <text:p>24,809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20699" table:style-name="ce6">
            <text:p>20,699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97769" table:style-name="ce6">
            <text:p>97,769<text:s/></text:p>
          </table:table-cell>
          <table:table-cell office:value-type="float" office:value="33279" table:style-name="ce6">
            <text:p>33,279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4420" table:style-name="ce6">
            <text:p>14,420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31845" table:style-name="ce6">
            <text:p>31,845<text:s/></text:p>
          </table:table-cell>
          <table:table-cell office:value-type="float" office:value="29964" table:style-name="ce6">
            <text:p>29,964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19437" table:style-name="ce6">
            <text:p>19,437<text:s/></text:p>
          </table:table-cell>
          <table:table-cell office:value-type="float" office:value="43918" table:style-name="ce6">
            <text:p>43,918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49515" table:style-name="ce6">
            <text:p>49,515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15884" table:style-name="ce6">
            <text:p>15,884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31066" table:style-name="ce6">
            <text:p>31,066<text:s/></text:p>
          </table:table-cell>
          <table:table-cell office:value-type="float" office:value="18221" table:style-name="ce6">
            <text:p>18,221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4280" table:style-name="ce6">
            <text:p>4,280<text:s/></text:p>
          </table:table-cell>
          <table:table-cell table:number-columns-repeated="16264"/>
        </table:table-row>
        <table:table-row table:style-name="ro2">
          <table:table-cell office:value-type="date" office:date-value="2022-08-09T00:00:00" table:style-name="ce5">
            <text:p>2022/8/9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36975" table:style-name="ce6">
            <text:p>36,975<text:s/></text:p>
          </table:table-cell>
          <table:table-cell office:value-type="float" office:value="33504" table:style-name="ce6">
            <text:p>33,504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3880" table:style-name="ce6">
            <text:p>13,880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22976" table:style-name="ce6">
            <text:p>22,976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26377" table:style-name="ce6">
            <text:p>26,377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29320" table:style-name="ce6">
            <text:p>29,320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16464" table:style-name="ce6">
            <text:p>16,464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102093" table:style-name="ce6">
            <text:p>102,093<text:s/></text:p>
          </table:table-cell>
          <table:table-cell office:value-type="float" office:value="35933" table:style-name="ce6">
            <text:p>35,933<text:s/></text:p>
          </table:table-cell>
          <table:table-cell office:value-type="float" office:value="18125" table:style-name="ce6">
            <text:p>18,125<text:s/></text:p>
          </table:table-cell>
          <table:table-cell office:value-type="float" office:value="18404" table:style-name="ce6">
            <text:p>18,404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19628" table:style-name="ce6">
            <text:p>19,628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19808" table:style-name="ce6">
            <text:p>19,808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32932" table:style-name="ce6">
            <text:p>32,932<text:s/></text:p>
          </table:table-cell>
          <table:table-cell office:value-type="float" office:value="30851" table:style-name="ce6">
            <text:p>30,851<text:s/></text:p>
          </table:table-cell>
          <table:table-cell office:value-type="float" office:value="23124" table:style-name="ce6">
            <text:p>23,124<text:s/></text:p>
          </table:table-cell>
          <table:table-cell office:value-type="float" office:value="20135" table:style-name="ce6">
            <text:p>20,135<text:s/></text:p>
          </table:table-cell>
          <table:table-cell office:value-type="float" office:value="46649" table:style-name="ce6">
            <text:p>46,649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26528" table:style-name="ce6">
            <text:p>26,528<text:s/></text:p>
          </table:table-cell>
          <table:table-cell office:value-type="float" office:value="29090" table:style-name="ce6">
            <text:p>29,090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51512" table:style-name="ce6">
            <text:p>51,512<text:s/></text:p>
          </table:table-cell>
          <table:table-cell office:value-type="float" office:value="16806" table:style-name="ce6">
            <text:p>16,806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2820" table:style-name="ce6">
            <text:p>32,820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4577" table:style-name="ce6">
            <text:p>4,577<text:s/></text:p>
          </table:table-cell>
          <table:table-cell table:number-columns-repeated="16264"/>
        </table:table-row>
        <table:table-row table:style-name="ro2">
          <table:table-cell office:value-type="date" office:date-value="2022-08-10T00:00:00" table:style-name="ce5">
            <text:p>2022/8/10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36832" table:style-name="ce6">
            <text:p>36,832<text:s/></text:p>
          </table:table-cell>
          <table:table-cell office:value-type="float" office:value="34219" table:style-name="ce6">
            <text:p>34,219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103434" table:style-name="ce6">
            <text:p>103,434<text:s/></text:p>
          </table:table-cell>
          <table:table-cell office:value-type="float" office:value="38109" table:style-name="ce6">
            <text:p>38,109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9295" table:style-name="ce6">
            <text:p>19,295<text:s/></text:p>
          </table:table-cell>
          <table:table-cell office:value-type="float" office:value="20917" table:style-name="ce6">
            <text:p>20,917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24784" table:style-name="ce6">
            <text:p>24,784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21789" table:style-name="ce6">
            <text:p>21,789<text:s/></text:p>
          </table:table-cell>
          <table:table-cell office:value-type="float" office:value="33276" table:style-name="ce6">
            <text:p>33,276<text:s/></text:p>
          </table:table-cell>
          <table:table-cell office:value-type="float" office:value="31522" table:style-name="ce6">
            <text:p>31,522<text:s/></text:p>
          </table:table-cell>
          <table:table-cell office:value-type="float" office:value="23257" table:style-name="ce6">
            <text:p>23,257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48578" table:style-name="ce6">
            <text:p>48,578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26358" table:style-name="ce6">
            <text:p>26,358<text:s/></text:p>
          </table:table-cell>
          <table:table-cell office:value-type="float" office:value="29544" table:style-name="ce6">
            <text:p>29,544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53015" table:style-name="ce6">
            <text:p>53,015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33381" table:style-name="ce6">
            <text:p>33,381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4563" table:style-name="ce6">
            <text:p>4,563<text:s/></text:p>
          </table:table-cell>
          <table:table-cell table:number-columns-repeated="16264"/>
        </table:table-row>
        <table:table-row table:style-name="ro2">
          <table:table-cell office:value-type="date" office:date-value="2022-08-11T00:00:00" table:style-name="ce5">
            <text:p>2022/8/11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36771" table:style-name="ce6">
            <text:p>36,771<text:s/></text:p>
          </table:table-cell>
          <table:table-cell office:value-type="float" office:value="35525" table:style-name="ce6">
            <text:p>35,525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29235" table:style-name="ce6">
            <text:p>29,235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21153" table:style-name="ce6">
            <text:p>21,153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9930" table:style-name="ce6">
            <text:p>19,930<text:s/></text:p>
          </table:table-cell>
          <table:table-cell office:value-type="float" office:value="107503" table:style-name="ce6">
            <text:p>107,503<text:s/></text:p>
          </table:table-cell>
          <table:table-cell office:value-type="float" office:value="37752" table:style-name="ce6">
            <text:p>37,752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20731" table:style-name="ce6">
            <text:p>20,731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20438" table:style-name="ce6">
            <text:p>20,438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21443" table:style-name="ce6">
            <text:p>21,443<text:s/></text:p>
          </table:table-cell>
          <table:table-cell office:value-type="float" office:value="33219" table:style-name="ce6">
            <text:p>33,219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47399" table:style-name="ce6">
            <text:p>47,399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29741" table:style-name="ce6">
            <text:p>29,741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53300" table:style-name="ce6">
            <text:p>53,300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16993" table:style-name="ce6">
            <text:p>16,993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33039" table:style-name="ce6">
            <text:p>33,039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19797" table:style-name="ce6">
            <text:p>19,797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18806" table:style-name="ce6">
            <text:p>18,806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4566" table:style-name="ce6">
            <text:p>4,566<text:s/></text:p>
          </table:table-cell>
          <table:table-cell table:number-columns-repeated="16264"/>
        </table:table-row>
        <table:table-row table:style-name="ro2">
          <table:table-cell office:value-type="date" office:date-value="2022-08-12T00:00:00" table:style-name="ce5">
            <text:p>2022/8/12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37990" table:style-name="ce6">
            <text:p>37,990<text:s/></text:p>
          </table:table-cell>
          <table:table-cell office:value-type="float" office:value="38243" table:style-name="ce6">
            <text:p>38,243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14107" table:style-name="ce6">
            <text:p>14,107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9479" table:style-name="ce6">
            <text:p>29,479<text:s/></text:p>
          </table:table-cell>
          <table:table-cell office:value-type="float" office:value="22041" table:style-name="ce6">
            <text:p>22,041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124382" table:style-name="ce6">
            <text:p>124,382<text:s/></text:p>
          </table:table-cell>
          <table:table-cell office:value-type="float" office:value="42445" table:style-name="ce6">
            <text:p>42,445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18635" table:style-name="ce6">
            <text:p>18,635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20830" table:style-name="ce6">
            <text:p>20,830<text:s/></text:p>
          </table:table-cell>
          <table:table-cell office:value-type="float" office:value="20124" table:style-name="ce6">
            <text:p>20,124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18681" table:style-name="ce6">
            <text:p>18,681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35855" table:style-name="ce6">
            <text:p>35,855<text:s/></text:p>
          </table:table-cell>
          <table:table-cell office:value-type="float" office:value="30831" table:style-name="ce6">
            <text:p>30,831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52653" table:style-name="ce6">
            <text:p>52,653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29140" table:style-name="ce6">
            <text:p>29,140<text:s/></text:p>
          </table:table-cell>
          <table:table-cell office:value-type="float" office:value="32515" table:style-name="ce6">
            <text:p>32,515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59069" table:style-name="ce6">
            <text:p>59,069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33637" table:style-name="ce6">
            <text:p>33,637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20519" table:style-name="ce6">
            <text:p>20,519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499" table:style-name="ce6">
            <text:p>4,499<text:s/></text:p>
          </table:table-cell>
          <table:table-cell table:number-columns-repeated="16264"/>
        </table:table-row>
        <table:table-row table:style-name="ro2">
          <table:table-cell office:value-type="date" office:date-value="2022-08-13T00:00:00" table:style-name="ce5">
            <text:p>2022/8/13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19839" table:style-name="ce6">
            <text:p>19,839<text:s/></text:p>
          </table:table-cell>
          <table:table-cell office:value-type="float" office:value="36133" table:style-name="ce6">
            <text:p>36,133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13215" table:style-name="ce6">
            <text:p>13,215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17782" table:style-name="ce6">
            <text:p>117,782<text:s/></text:p>
          </table:table-cell>
          <table:table-cell office:value-type="float" office:value="42834" table:style-name="ce6">
            <text:p>42,834<text:s/></text:p>
          </table:table-cell>
          <table:table-cell office:value-type="float" office:value="14094" table:style-name="ce6">
            <text:p>14,094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21019" table:style-name="ce6">
            <text:p>21,019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15853" table:style-name="ce6">
            <text:p>15,853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30857" table:style-name="ce6">
            <text:p>30,857<text:s/></text:p>
          </table:table-cell>
          <table:table-cell office:value-type="float" office:value="23732" table:style-name="ce6">
            <text:p>23,732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59576" table:style-name="ce6">
            <text:p>59,576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50135" table:style-name="ce6">
            <text:p>50,135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22921" table:style-name="ce6">
            <text:p>22,921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16373" table:style-name="ce6">
            <text:p>16,373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2611" table:style-name="ce6">
            <text:p>2,611<text:s/></text:p>
          </table:table-cell>
          <table:table-cell table:number-columns-repeated="16264"/>
        </table:table-row>
        <table:table-row table:style-name="ro2">
          <table:table-cell office:value-type="date" office:date-value="2022-08-14T00:00:00" table:style-name="ce5">
            <text:p>2022/8/14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28025" table:style-name="ce6">
            <text:p>28,025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20261" table:style-name="ce6">
            <text:p>20,261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114925" table:style-name="ce6">
            <text:p>114,925<text:s/></text:p>
          </table:table-cell>
          <table:table-cell office:value-type="float" office:value="34675" table:style-name="ce6">
            <text:p>34,675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25673" table:style-name="ce6">
            <text:p>25,673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26638" table:style-name="ce6">
            <text:p>26,638<text:s/></text:p>
          </table:table-cell>
          <table:table-cell office:value-type="float" office:value="19813" table:style-name="ce6">
            <text:p>19,813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49533" table:style-name="ce6">
            <text:p>49,533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22690" table:style-name="ce6">
            <text:p>22,690<text:s/></text:p>
          </table:table-cell>
          <table:table-cell office:value-type="float" office:value="19469" table:style-name="ce6">
            <text:p>19,469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40149" table:style-name="ce6">
            <text:p>40,149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20711" table:style-name="ce6">
            <text:p>20,711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2479" table:style-name="ce6">
            <text:p>2,479<text:s/></text:p>
          </table:table-cell>
          <table:table-cell table:number-columns-repeated="16264"/>
        </table:table-row>
        <table:table-row table:style-name="ro2">
          <table:table-cell office:value-type="date" office:date-value="2022-08-15T00:00:00" table:style-name="ce5">
            <text:p>2022/8/15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35008" table:style-name="ce6">
            <text:p>35,008<text:s/></text:p>
          </table:table-cell>
          <table:table-cell office:value-type="float" office:value="32848" table:style-name="ce6">
            <text:p>32,848<text:s/></text:p>
          </table:table-cell>
          <table:table-cell office:value-type="float" office:value="18423" table:style-name="ce6">
            <text:p>18,423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28603" table:style-name="ce6">
            <text:p>28,603<text:s/></text:p>
          </table:table-cell>
          <table:table-cell office:value-type="float" office:value="21102" table:style-name="ce6">
            <text:p>21,102<text:s/></text:p>
          </table:table-cell>
          <table:table-cell office:value-type="float" office:value="20869" table:style-name="ce6">
            <text:p>20,869<text:s/></text:p>
          </table:table-cell>
          <table:table-cell office:value-type="float" office:value="15986" table:style-name="ce6">
            <text:p>15,986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105709" table:style-name="ce6">
            <text:p>105,709<text:s/></text:p>
          </table:table-cell>
          <table:table-cell office:value-type="float" office:value="35572" table:style-name="ce6">
            <text:p>35,572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17794" table:style-name="ce6">
            <text:p>17,794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18887" table:style-name="ce6">
            <text:p>18,887<text:s/></text:p>
          </table:table-cell>
          <table:table-cell office:value-type="float" office:value="21106" table:style-name="ce6">
            <text:p>21,106<text:s/></text:p>
          </table:table-cell>
          <table:table-cell office:value-type="float" office:value="32865" table:style-name="ce6">
            <text:p>32,865<text:s/></text:p>
          </table:table-cell>
          <table:table-cell office:value-type="float" office:value="30037" table:style-name="ce6">
            <text:p>30,037<text:s/></text:p>
          </table:table-cell>
          <table:table-cell office:value-type="float" office:value="22269" table:style-name="ce6">
            <text:p>22,269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45979" table:style-name="ce6">
            <text:p>45,979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27650" table:style-name="ce6">
            <text:p>27,650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50899" table:style-name="ce6">
            <text:p>50,899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31256" table:style-name="ce6">
            <text:p>31,256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483" table:style-name="ce6">
            <text:p>4,483<text:s/></text:p>
          </table:table-cell>
          <table:table-cell table:number-columns-repeated="16264"/>
        </table:table-row>
        <table:table-row table:style-name="ro2">
          <table:table-cell office:value-type="date" office:date-value="2022-08-16T00:00:00" table:style-name="ce5">
            <text:p>2022/8/16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36656" table:style-name="ce6">
            <text:p>36,656<text:s/></text:p>
          </table:table-cell>
          <table:table-cell office:value-type="float" office:value="34168" table:style-name="ce6">
            <text:p>34,168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29088" table:style-name="ce6">
            <text:p>29,088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21306" table:style-name="ce6">
            <text:p>21,306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105113" table:style-name="ce6">
            <text:p>105,113<text:s/></text:p>
          </table:table-cell>
          <table:table-cell office:value-type="float" office:value="37390" table:style-name="ce6">
            <text:p>37,390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24664" table:style-name="ce6">
            <text:p>24,664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9865" table:style-name="ce6">
            <text:p>19,865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33097" table:style-name="ce6">
            <text:p>33,097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20171" table:style-name="ce6">
            <text:p>20,171<text:s/></text:p>
          </table:table-cell>
          <table:table-cell office:value-type="float" office:value="47038" table:style-name="ce6">
            <text:p>47,038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26846" table:style-name="ce6">
            <text:p>26,846<text:s/></text:p>
          </table:table-cell>
          <table:table-cell office:value-type="float" office:value="28822" table:style-name="ce6">
            <text:p>28,822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52584" table:style-name="ce6">
            <text:p>52,584<text:s/></text:p>
          </table:table-cell>
          <table:table-cell office:value-type="float" office:value="16246" table:style-name="ce6">
            <text:p>16,246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32674" table:style-name="ce6">
            <text:p>32,674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4452" table:style-name="ce6">
            <text:p>4,452<text:s/></text:p>
          </table:table-cell>
          <table:table-cell table:number-columns-repeated="16264"/>
        </table:table-row>
        <table:table-row table:style-name="ro2">
          <table:table-cell office:value-type="date" office:date-value="2022-08-17T00:00:00" table:style-name="ce5">
            <text:p>2022/8/17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36995" table:style-name="ce6">
            <text:p>36,995<text:s/></text:p>
          </table:table-cell>
          <table:table-cell office:value-type="float" office:value="35133" table:style-name="ce6">
            <text:p>35,133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9851" table:style-name="ce6">
            <text:p>19,851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19935" table:style-name="ce6">
            <text:p>19,935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29322" table:style-name="ce6">
            <text:p>29,322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106011" table:style-name="ce6">
            <text:p>106,011<text:s/></text:p>
          </table:table-cell>
          <table:table-cell office:value-type="float" office:value="38406" table:style-name="ce6">
            <text:p>38,406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20741" table:style-name="ce6">
            <text:p>20,741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24995" table:style-name="ce6">
            <text:p>24,995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21902" table:style-name="ce6">
            <text:p>21,902<text:s/></text:p>
          </table:table-cell>
          <table:table-cell office:value-type="float" office:value="33480" table:style-name="ce6">
            <text:p>33,480<text:s/></text:p>
          </table:table-cell>
          <table:table-cell office:value-type="float" office:value="31347" table:style-name="ce6">
            <text:p>31,347<text:s/></text:p>
          </table:table-cell>
          <table:table-cell office:value-type="float" office:value="23284" table:style-name="ce6">
            <text:p>23,284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48264" table:style-name="ce6">
            <text:p>48,264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26755" table:style-name="ce6">
            <text:p>26,755<text:s/></text:p>
          </table:table-cell>
          <table:table-cell office:value-type="float" office:value="29531" table:style-name="ce6">
            <text:p>29,531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53729" table:style-name="ce6">
            <text:p>53,729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33522" table:style-name="ce6">
            <text:p>33,522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21292" table:style-name="ce6">
            <text:p>21,292<text:s/></text:p>
          </table:table-cell>
          <table:table-cell office:value-type="float" office:value="19955" table:style-name="ce6">
            <text:p>19,955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23318" table:style-name="ce6">
            <text:p>23,318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504" table:style-name="ce6">
            <text:p>4,504<text:s/></text:p>
          </table:table-cell>
          <table:table-cell table:number-columns-repeated="16264"/>
        </table:table-row>
        <table:table-row table:style-name="ro2">
          <table:table-cell office:value-type="date" office:date-value="2022-08-18T00:00:00" table:style-name="ce5">
            <text:p>2022/8/18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37194" table:style-name="ce6">
            <text:p>37,194<text:s/></text:p>
          </table:table-cell>
          <table:table-cell office:value-type="float" office:value="35447" table:style-name="ce6">
            <text:p>35,447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25134" table:style-name="ce6">
            <text:p>25,134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2920" table:style-name="ce6">
            <text:p>12,920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9814" table:style-name="ce6">
            <text:p>19,814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29165" table:style-name="ce6">
            <text:p>29,165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16460" table:style-name="ce6">
            <text:p>16,460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108584" table:style-name="ce6">
            <text:p>108,584<text:s/></text:p>
          </table:table-cell>
          <table:table-cell office:value-type="float" office:value="38698" table:style-name="ce6">
            <text:p>38,698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19425" table:style-name="ce6">
            <text:p>19,425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33874" table:style-name="ce6">
            <text:p>33,874<text:s/></text:p>
          </table:table-cell>
          <table:table-cell office:value-type="float" office:value="31164" table:style-name="ce6">
            <text:p>31,164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20391" table:style-name="ce6">
            <text:p>20,391<text:s/></text:p>
          </table:table-cell>
          <table:table-cell office:value-type="float" office:value="48034" table:style-name="ce6">
            <text:p>48,034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27281" table:style-name="ce6">
            <text:p>27,281<text:s/></text:p>
          </table:table-cell>
          <table:table-cell office:value-type="float" office:value="29507" table:style-name="ce6">
            <text:p>29,507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54641" table:style-name="ce6">
            <text:p>54,641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7286" table:style-name="ce6">
            <text:p>17,286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33182" table:style-name="ce6">
            <text:p>33,182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569" table:style-name="ce6">
            <text:p>4,569<text:s/></text:p>
          </table:table-cell>
          <table:table-cell table:number-columns-repeated="16264"/>
        </table:table-row>
        <table:table-row table:style-name="ro2">
          <table:table-cell office:value-type="date" office:date-value="2022-08-19T00:00:00" table:style-name="ce5">
            <text:p>2022/8/19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38906" table:style-name="ce6">
            <text:p>38,906<text:s/></text:p>
          </table:table-cell>
          <table:table-cell office:value-type="float" office:value="40354" table:style-name="ce6">
            <text:p>40,354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25920" table:style-name="ce6">
            <text:p>25,920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20693" table:style-name="ce6">
            <text:p>20,693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21387" table:style-name="ce6">
            <text:p>21,387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21710" table:style-name="ce6">
            <text:p>21,710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22513" table:style-name="ce6">
            <text:p>22,513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31818" table:style-name="ce6">
            <text:p>131,818<text:s/></text:p>
          </table:table-cell>
          <table:table-cell office:value-type="float" office:value="44516" table:style-name="ce6">
            <text:p>44,516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22931" table:style-name="ce6">
            <text:p>22,931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21472" table:style-name="ce6">
            <text:p>21,472<text:s/></text:p>
          </table:table-cell>
          <table:table-cell office:value-type="float" office:value="21161" table:style-name="ce6">
            <text:p>21,161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25503" table:style-name="ce6">
            <text:p>25,50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38162" table:style-name="ce6">
            <text:p>38,162<text:s/></text:p>
          </table:table-cell>
          <table:table-cell office:value-type="float" office:value="31888" table:style-name="ce6">
            <text:p>31,888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56389" table:style-name="ce6">
            <text:p>56,389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29227" table:style-name="ce6">
            <text:p>29,227<text:s/></text:p>
          </table:table-cell>
          <table:table-cell office:value-type="float" office:value="33206" table:style-name="ce6">
            <text:p>33,206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62214" table:style-name="ce6">
            <text:p>62,214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30989" table:style-name="ce6">
            <text:p>30,989<text:s/></text:p>
          </table:table-cell>
          <table:table-cell office:value-type="float" office:value="18231" table:style-name="ce6">
            <text:p>18,231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34567" table:style-name="ce6">
            <text:p>34,567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20619" table:style-name="ce6">
            <text:p>20,619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4842" table:style-name="ce6">
            <text:p>4,842<text:s/></text:p>
          </table:table-cell>
          <table:table-cell table:number-columns-repeated="16264"/>
        </table:table-row>
        <table:table-row table:style-name="ro2">
          <table:table-cell office:value-type="date" office:date-value="2022-08-20T00:00:00" table:style-name="ce5">
            <text:p>2022/8/20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37053" table:style-name="ce6">
            <text:p>37,053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9742" table:style-name="ce6">
            <text:p>19,742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19928" table:style-name="ce6">
            <text:p>19,928<text:s/></text:p>
          </table:table-cell>
          <table:table-cell office:value-type="float" office:value="17060" table:style-name="ce6">
            <text:p>17,060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16932" table:style-name="ce6">
            <text:p>16,932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18224" table:style-name="ce6">
            <text:p>118,224<text:s/></text:p>
          </table:table-cell>
          <table:table-cell office:value-type="float" office:value="44223" table:style-name="ce6">
            <text:p>44,223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7382" table:style-name="ce6">
            <text:p>17,382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6903" table:style-name="ce6">
            <text:p>16,903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20773" table:style-name="ce6">
            <text:p>20,773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57838" table:style-name="ce6">
            <text:p>57,838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49742" table:style-name="ce6">
            <text:p>49,742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27675" table:style-name="ce6">
            <text:p>27,675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604" table:style-name="ce6">
            <text:p>2,604<text:s/></text:p>
          </table:table-cell>
          <table:table-cell table:number-columns-repeated="16264"/>
        </table:table-row>
        <table:table-row table:style-name="ro2">
          <table:table-cell office:value-type="date" office:date-value="2022-08-21T00:00:00" table:style-name="ce5">
            <text:p>2022/8/21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15304" table:style-name="ce6">
            <text:p>15,304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20116" table:style-name="ce6">
            <text:p>20,116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10488" table:style-name="ce6">
            <text:p>110,488<text:s/></text:p>
          </table:table-cell>
          <table:table-cell office:value-type="float" office:value="36126" table:style-name="ce6">
            <text:p>36,126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19179" table:style-name="ce6">
            <text:p>19,179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27646" table:style-name="ce6">
            <text:p>27,646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47998" table:style-name="ce6">
            <text:p>47,99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41147" table:style-name="ce6">
            <text:p>41,147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23795" table:style-name="ce6">
            <text:p>23,795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2559" table:style-name="ce6">
            <text:p>2,559<text:s/></text:p>
          </table:table-cell>
          <table:table-cell table:number-columns-repeated="16264"/>
        </table:table-row>
        <table:table-row table:style-name="ro2">
          <table:table-cell office:value-type="date" office:date-value="2022-08-22T00:00:00" table:style-name="ce5">
            <text:p>2022/8/22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32870" table:style-name="ce6">
            <text:p>32,870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28451" table:style-name="ce6">
            <text:p>28,451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15837" table:style-name="ce6">
            <text:p>15,837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05482" table:style-name="ce6">
            <text:p>105,482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9162" table:style-name="ce6">
            <text:p>19,162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33117" table:style-name="ce6">
            <text:p>33,117<text:s/></text:p>
          </table:table-cell>
          <table:table-cell office:value-type="float" office:value="30405" table:style-name="ce6">
            <text:p>30,405<text:s/></text:p>
          </table:table-cell>
          <table:table-cell office:value-type="float" office:value="22563" table:style-name="ce6">
            <text:p>22,563<text:s/></text:p>
          </table:table-cell>
          <table:table-cell office:value-type="float" office:value="19971" table:style-name="ce6">
            <text:p>19,971<text:s/></text:p>
          </table:table-cell>
          <table:table-cell office:value-type="float" office:value="46977" table:style-name="ce6">
            <text:p>46,977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51412" table:style-name="ce6">
            <text:p>51,412<text:s/></text:p>
          </table:table-cell>
          <table:table-cell office:value-type="float" office:value="15416" table:style-name="ce6">
            <text:p>15,416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6189" table:style-name="ce6">
            <text:p>16,189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27316" table:style-name="ce6">
            <text:p>27,316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31830" table:style-name="ce6">
            <text:p>31,830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10903" table:style-name="ce6">
            <text:p>10,903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399" table:style-name="ce6">
            <text:p>4,399<text:s/></text:p>
          </table:table-cell>
          <table:table-cell table:number-columns-repeated="16264"/>
        </table:table-row>
        <table:table-row table:style-name="ro2">
          <table:table-cell office:value-type="date" office:date-value="2022-08-23T00:00:00" table:style-name="ce5">
            <text:p>2022/8/23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36646" table:style-name="ce6">
            <text:p>36,646<text:s/></text:p>
          </table:table-cell>
          <table:table-cell office:value-type="float" office:value="34009" table:style-name="ce6">
            <text:p>34,009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9440" table:style-name="ce6">
            <text:p>29,440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20085" table:style-name="ce6">
            <text:p>20,085<text:s/></text:p>
          </table:table-cell>
          <table:table-cell office:value-type="float" office:value="103774" table:style-name="ce6">
            <text:p>103,774<text:s/></text:p>
          </table:table-cell>
          <table:table-cell office:value-type="float" office:value="37282" table:style-name="ce6">
            <text:p>37,282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19866" table:style-name="ce6">
            <text:p>19,866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9336" table:style-name="ce6">
            <text:p>19,336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24344" table:style-name="ce6">
            <text:p>24,344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9965" table:style-name="ce6">
            <text:p>19,965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32911" table:style-name="ce6">
            <text:p>32,911<text:s/></text:p>
          </table:table-cell>
          <table:table-cell office:value-type="float" office:value="31354" table:style-name="ce6">
            <text:p>31,354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20567" table:style-name="ce6">
            <text:p>20,567<text:s/></text:p>
          </table:table-cell>
          <table:table-cell office:value-type="float" office:value="47362" table:style-name="ce6">
            <text:p>47,362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26889" table:style-name="ce6">
            <text:p>26,889<text:s/></text:p>
          </table:table-cell>
          <table:table-cell office:value-type="float" office:value="28610" table:style-name="ce6">
            <text:p>28,610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52210" table:style-name="ce6">
            <text:p>52,210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33324" table:style-name="ce6">
            <text:p>33,324<text:s/></text:p>
          </table:table-cell>
          <table:table-cell office:value-type="float" office:value="19090" table:style-name="ce6">
            <text:p>19,090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4525" table:style-name="ce6">
            <text:p>4,525<text:s/></text:p>
          </table:table-cell>
          <table:table-cell table:number-columns-repeated="16264"/>
        </table:table-row>
        <table:table-row table:style-name="ro2">
          <table:table-cell office:value-type="date" office:date-value="2022-08-24T00:00:00" table:style-name="ce5">
            <text:p>2022/8/24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37057" table:style-name="ce6">
            <text:p>37,057<text:s/></text:p>
          </table:table-cell>
          <table:table-cell office:value-type="float" office:value="35892" table:style-name="ce6">
            <text:p>35,892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31865" table:style-name="ce6">
            <text:p>31,865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9956" table:style-name="ce6">
            <text:p>19,956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29727" table:style-name="ce6">
            <text:p>29,727<text:s/></text:p>
          </table:table-cell>
          <table:table-cell office:value-type="float" office:value="22172" table:style-name="ce6">
            <text:p>22,172<text:s/></text:p>
          </table:table-cell>
          <table:table-cell office:value-type="float" office:value="21608" table:style-name="ce6">
            <text:p>21,608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06906" table:style-name="ce6">
            <text:p>106,906<text:s/></text:p>
          </table:table-cell>
          <table:table-cell office:value-type="float" office:value="38616" table:style-name="ce6">
            <text:p>38,616<text:s/></text:p>
          </table:table-cell>
          <table:table-cell office:value-type="float" office:value="18353" table:style-name="ce6">
            <text:p>18,353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20857" table:style-name="ce6">
            <text:p>20,857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19517" table:style-name="ce6">
            <text:p>19,517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24446" table:style-name="ce6">
            <text:p>24,446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20124" table:style-name="ce6">
            <text:p>20,124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34361" table:style-name="ce6">
            <text:p>34,361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23333" table:style-name="ce6">
            <text:p>23,333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48723" table:style-name="ce6">
            <text:p>48,723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29872" table:style-name="ce6">
            <text:p>29,872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53697" table:style-name="ce6">
            <text:p>53,697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33812" table:style-name="ce6">
            <text:p>33,812<text:s/></text:p>
          </table:table-cell>
          <table:table-cell office:value-type="float" office:value="19330" table:style-name="ce6">
            <text:p>19,330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23877" table:style-name="ce6">
            <text:p>23,877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4424" table:style-name="ce6">
            <text:p>4,424<text:s/></text:p>
          </table:table-cell>
          <table:table-cell table:number-columns-repeated="16264"/>
        </table:table-row>
        <table:table-row table:style-name="ro2">
          <table:table-cell office:value-type="date" office:date-value="2022-08-25T00:00:00" table:style-name="ce5">
            <text:p>2022/8/25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37622" table:style-name="ce6">
            <text:p>37,622<text:s/></text:p>
          </table:table-cell>
          <table:table-cell office:value-type="float" office:value="35712" table:style-name="ce6">
            <text:p>35,712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33124" table:style-name="ce6">
            <text:p>33,124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25824" table:style-name="ce6">
            <text:p>25,824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29179" table:style-name="ce6">
            <text:p>29,179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19628" table:style-name="ce6">
            <text:p>19,628<text:s/></text:p>
          </table:table-cell>
          <table:table-cell office:value-type="float" office:value="109322" table:style-name="ce6">
            <text:p>109,322<text:s/></text:p>
          </table:table-cell>
          <table:table-cell office:value-type="float" office:value="37876" table:style-name="ce6">
            <text:p>37,876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18091" table:style-name="ce6">
            <text:p>18,091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23509" table:style-name="ce6">
            <text:p>23,50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34624" table:style-name="ce6">
            <text:p>34,624<text:s/></text:p>
          </table:table-cell>
          <table:table-cell office:value-type="float" office:value="31106" table:style-name="ce6">
            <text:p>31,106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47766" table:style-name="ce6">
            <text:p>47,766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29441" table:style-name="ce6">
            <text:p>29,441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54091" table:style-name="ce6">
            <text:p>54,091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33212" table:style-name="ce6">
            <text:p>33,212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370" table:style-name="ce6">
            <text:p>4,370<text:s/></text:p>
          </table:table-cell>
          <table:table-cell table:number-columns-repeated="16264"/>
        </table:table-row>
        <table:table-row table:style-name="ro2">
          <table:table-cell office:value-type="date" office:date-value="2022-08-26T00:00:00" table:style-name="ce5">
            <text:p>2022/8/26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38582" table:style-name="ce6">
            <text:p>38,582<text:s/></text:p>
          </table:table-cell>
          <table:table-cell office:value-type="float" office:value="40746" table:style-name="ce6">
            <text:p>40,746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35498" table:style-name="ce6">
            <text:p>35,498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22435" table:style-name="ce6">
            <text:p>22,435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30114" table:style-name="ce6">
            <text:p>30,114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19842" table:style-name="ce6">
            <text:p>19,842<text:s/></text:p>
          </table:table-cell>
          <table:table-cell office:value-type="float" office:value="131532" table:style-name="ce6">
            <text:p>131,532<text:s/></text:p>
          </table:table-cell>
          <table:table-cell office:value-type="float" office:value="45145" table:style-name="ce6">
            <text:p>45,145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18604" table:style-name="ce6">
            <text:p>18,604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21046" table:style-name="ce6">
            <text:p>21,046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37718" table:style-name="ce6">
            <text:p>37,718<text:s/></text:p>
          </table:table-cell>
          <table:table-cell office:value-type="float" office:value="32061" table:style-name="ce6">
            <text:p>32,061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57152" table:style-name="ce6">
            <text:p>57,152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30023" table:style-name="ce6">
            <text:p>30,023<text:s/></text:p>
          </table:table-cell>
          <table:table-cell office:value-type="float" office:value="33602" table:style-name="ce6">
            <text:p>33,602<text:s/></text:p>
          </table:table-cell>
          <table:table-cell office:value-type="float" office:value="20490" table:style-name="ce6">
            <text:p>20,490<text:s/></text:p>
          </table:table-cell>
          <table:table-cell office:value-type="float" office:value="61437" table:style-name="ce6">
            <text:p>61,437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28281" table:style-name="ce6">
            <text:p>28,281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34574" table:style-name="ce6">
            <text:p>34,574<text:s/></text:p>
          </table:table-cell>
          <table:table-cell office:value-type="float" office:value="20039" table:style-name="ce6">
            <text:p>20,039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20815" table:style-name="ce6">
            <text:p>20,815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4504" table:style-name="ce6">
            <text:p>4,504<text:s/></text:p>
          </table:table-cell>
          <table:table-cell table:number-columns-repeated="16264"/>
        </table:table-row>
        <table:table-row table:style-name="ro2">
          <table:table-cell office:value-type="date" office:date-value="2022-08-27T00:00:00" table:style-name="ce5">
            <text:p>2022/8/27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36863" table:style-name="ce6">
            <text:p>36,863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20705" table:style-name="ce6">
            <text:p>20,705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117804" table:style-name="ce6">
            <text:p>117,804<text:s/></text:p>
          </table:table-cell>
          <table:table-cell office:value-type="float" office:value="43905" table:style-name="ce6">
            <text:p>43,905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31575" table:style-name="ce6">
            <text:p>31,575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56344" table:style-name="ce6">
            <text:p>56,344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28228" table:style-name="ce6">
            <text:p>28,228<text:s/></text:p>
          </table:table-cell>
          <table:table-cell office:value-type="float" office:value="26671" table:style-name="ce6">
            <text:p>26,671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48212" table:style-name="ce6">
            <text:p>48,212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7178" table:style-name="ce6">
            <text:p>17,178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16491" table:style-name="ce6">
            <text:p>16,491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2600" table:style-name="ce6">
            <text:p>2,600<text:s/></text:p>
          </table:table-cell>
          <table:table-cell table:number-columns-repeated="16264"/>
        </table:table-row>
        <table:table-row table:style-name="ro2">
          <table:table-cell office:value-type="date" office:date-value="2022-08-28T00:00:00" table:style-name="ce5">
            <text:p>2022/8/28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103341" table:style-name="ce6">
            <text:p>103,341<text:s/></text:p>
          </table:table-cell>
          <table:table-cell office:value-type="float" office:value="34883" table:style-name="ce6">
            <text:p>34,883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6246" table:style-name="ce6">
            <text:p>16,246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16890" table:style-name="ce6">
            <text:p>16,890<text:s/></text:p>
          </table:table-cell>
          <table:table-cell office:value-type="float" office:value="45729" table:style-name="ce6">
            <text:p>45,729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37741" table:style-name="ce6">
            <text:p>37,741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325" table:style-name="ce6">
            <text:p>2,325<text:s/></text:p>
          </table:table-cell>
          <table:table-cell table:number-columns-repeated="16264"/>
        </table:table-row>
        <table:table-row table:style-name="ro2">
          <table:table-cell office:value-type="date" office:date-value="2022-08-29T00:00:00" table:style-name="ce5">
            <text:p>2022/8/29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35025" table:style-name="ce6">
            <text:p>35,025<text:s/></text:p>
          </table:table-cell>
          <table:table-cell office:value-type="float" office:value="32527" table:style-name="ce6">
            <text:p>32,527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21986" table:style-name="ce6">
            <text:p>21,986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8413" table:style-name="ce6">
            <text:p>28,413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03839" table:style-name="ce6">
            <text:p>103,839<text:s/></text:p>
          </table:table-cell>
          <table:table-cell office:value-type="float" office:value="35668" table:style-name="ce6">
            <text:p>35,668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8634" table:style-name="ce6">
            <text:p>18,634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24281" table:style-name="ce6">
            <text:p>24,281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24339" table:style-name="ce6">
            <text:p>24,339<text:s/></text:p>
          </table:table-cell>
          <table:table-cell office:value-type="float" office:value="7367" table:style-name="ce6">
            <text:p>7,367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8251" table:style-name="ce6">
            <text:p>18,251<text:s/></text:p>
          </table:table-cell>
          <table:table-cell office:value-type="float" office:value="19254" table:style-name="ce6">
            <text:p>19,254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32189" table:style-name="ce6">
            <text:p>32,189<text:s/></text:p>
          </table:table-cell>
          <table:table-cell office:value-type="float" office:value="29990" table:style-name="ce6">
            <text:p>29,990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46467" table:style-name="ce6">
            <text:p>46,467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26730" table:style-name="ce6">
            <text:p>26,730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50779" table:style-name="ce6">
            <text:p>50,779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24629" table:style-name="ce6">
            <text:p>24,629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30994" table:style-name="ce6">
            <text:p>30,994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4403" table:style-name="ce6">
            <text:p>4,403<text:s/></text:p>
          </table:table-cell>
          <table:table-cell table:number-columns-repeated="16264"/>
        </table:table-row>
        <table:table-row table:style-name="ro2">
          <table:table-cell office:value-type="date" office:date-value="2022-08-30T00:00:00" table:style-name="ce5">
            <text:p>2022/8/30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36804" table:style-name="ce6">
            <text:p>36,804<text:s/></text:p>
          </table:table-cell>
          <table:table-cell office:value-type="float" office:value="33607" table:style-name="ce6">
            <text:p>33,607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20444" table:style-name="ce6">
            <text:p>20,444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13492" table:style-name="ce6">
            <text:p>13,492<text:s/></text:p>
          </table:table-cell>
          <table:table-cell office:value-type="float" office:value="26440" table:style-name="ce6">
            <text:p>26,440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29917" table:style-name="ce6">
            <text:p>29,917<text:s/></text:p>
          </table:table-cell>
          <table:table-cell office:value-type="float" office:value="22544" table:style-name="ce6">
            <text:p>22,544<text:s/></text:p>
          </table:table-cell>
          <table:table-cell office:value-type="float" office:value="21773" table:style-name="ce6">
            <text:p>21,773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99591" table:style-name="ce6">
            <text:p>99,591<text:s/></text:p>
          </table:table-cell>
          <table:table-cell office:value-type="float" office:value="35433" table:style-name="ce6">
            <text:p>35,433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22714" table:style-name="ce6">
            <text:p>22,714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21505" table:style-name="ce6">
            <text:p>21,505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32498" table:style-name="ce6">
            <text:p>32,498<text:s/></text:p>
          </table:table-cell>
          <table:table-cell office:value-type="float" office:value="31574" table:style-name="ce6">
            <text:p>31,574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44044" table:style-name="ce6">
            <text:p>44,044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27589" table:style-name="ce6">
            <text:p>27,589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51318" table:style-name="ce6">
            <text:p>51,318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33332" table:style-name="ce6">
            <text:p>33,332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24030" table:style-name="ce6">
            <text:p>24,030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4473" table:style-name="ce6">
            <text:p>4,473<text:s/></text:p>
          </table:table-cell>
          <table:table-cell table:number-columns-repeated="16264"/>
        </table:table-row>
        <table:table-row table:style-name="ro2">
          <table:table-cell office:value-type="date" office:date-value="2022-08-31T00:00:00" table:style-name="ce5">
            <text:p>2022/8/31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38311" table:style-name="ce6">
            <text:p>38,311<text:s/></text:p>
          </table:table-cell>
          <table:table-cell office:value-type="float" office:value="35129" table:style-name="ce6">
            <text:p>35,129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27184" table:style-name="ce6">
            <text:p>27,184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30909" table:style-name="ce6">
            <text:p>30,909<text:s/></text:p>
          </table:table-cell>
          <table:table-cell office:value-type="float" office:value="22956" table:style-name="ce6">
            <text:p>22,956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102041" table:style-name="ce6">
            <text:p>102,041<text:s/></text:p>
          </table:table-cell>
          <table:table-cell office:value-type="float" office:value="37503" table:style-name="ce6">
            <text:p>37,503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23157" table:style-name="ce6">
            <text:p>23,157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22044" table:style-name="ce6">
            <text:p>22,044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16649" table:style-name="ce6">
            <text:p>16,649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25558" table:style-name="ce6">
            <text:p>25,558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22245" table:style-name="ce6">
            <text:p>22,245<text:s/></text:p>
          </table:table-cell>
          <table:table-cell office:value-type="float" office:value="33333" table:style-name="ce6">
            <text:p>33,333<text:s/></text:p>
          </table:table-cell>
          <table:table-cell office:value-type="float" office:value="32284" table:style-name="ce6">
            <text:p>32,284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46404" table:style-name="ce6">
            <text:p>46,404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26139" table:style-name="ce6">
            <text:p>26,139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53287" table:style-name="ce6">
            <text:p>53,287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23283" table:style-name="ce6">
            <text:p>23,283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34053" table:style-name="ce6">
            <text:p>34,053<text:s/></text:p>
          </table:table-cell>
          <table:table-cell office:value-type="float" office:value="20089" table:style-name="ce6">
            <text:p>20,089<text:s/></text:p>
          </table:table-cell>
          <table:table-cell office:value-type="float" office:value="22516" table:style-name="ce6">
            <text:p>22,516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24806" table:style-name="ce6">
            <text:p>24,806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4615" table:style-name="ce6">
            <text:p>4,615<text:s/></text:p>
          </table:table-cell>
          <table:table-cell table:number-columns-repeated="16264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8-01T00:00:00" table:style-name="ce5">
            <text:p>2022/8/1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33503" table:style-name="ce6">
            <text:p>33,503<text:s/></text:p>
          </table:table-cell>
          <table:table-cell office:value-type="float" office:value="30886" table:style-name="ce6">
            <text:p>30,886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18734" table:style-name="ce6">
            <text:p>18,734<text:s/></text:p>
          </table:table-cell>
          <table:table-cell office:value-type="float" office:value="102614" table:style-name="ce6">
            <text:p>102,614<text:s/></text:p>
          </table:table-cell>
          <table:table-cell office:value-type="float" office:value="32650" table:style-name="ce6">
            <text:p>32,650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18344" table:style-name="ce6">
            <text:p>18,344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19108" table:style-name="ce6">
            <text:p>19,108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23904" table:style-name="ce6">
            <text:p>23,904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22744" table:style-name="ce6">
            <text:p>22,744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30251" table:style-name="ce6">
            <text:p>30,251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43885" table:style-name="ce6">
            <text:p>43,885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48505" table:style-name="ce6">
            <text:p>48,505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29285" table:style-name="ce6">
            <text:p>29,285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30315" table:style-name="ce6">
            <text:p>30,315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1106" table:style-name="ce6">
            <text:p>1,106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208" table:style-name="ce6">
            <text:p>4,208<text:s/></text:p>
          </table:table-cell>
          <table:table-cell table:number-columns-repeated="16264"/>
        </table:table-row>
        <table:table-row table:style-name="ro2">
          <table:table-cell office:value-type="date" office:date-value="2022-08-02T00:00:00" table:style-name="ce5">
            <text:p>2022/8/2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34795" table:style-name="ce6">
            <text:p>34,795<text:s/></text:p>
          </table:table-cell>
          <table:table-cell office:value-type="float" office:value="32478" table:style-name="ce6">
            <text:p>32,478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24467" table:style-name="ce6">
            <text:p>24,467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25592" table:style-name="ce6">
            <text:p>25,592<text:s/></text:p>
          </table:table-cell>
          <table:table-cell office:value-type="float" office:value="18784" table:style-name="ce6">
            <text:p>18,784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20620" table:style-name="ce6">
            <text:p>20,620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16678" table:style-name="ce6">
            <text:p>16,678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96581" table:style-name="ce6">
            <text:p>96,581<text:s/></text:p>
          </table:table-cell>
          <table:table-cell office:value-type="float" office:value="33968" table:style-name="ce6">
            <text:p>33,968<text:s/></text:p>
          </table:table-cell>
          <table:table-cell office:value-type="float" office:value="16737" table:style-name="ce6">
            <text:p>16,737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18256" table:style-name="ce6">
            <text:p>18,256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8272" table:style-name="ce6">
            <text:p>28,272<text:s/></text:p>
          </table:table-cell>
          <table:table-cell office:value-type="float" office:value="30925" table:style-name="ce6">
            <text:p>30,925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43967" table:style-name="ce6">
            <text:p>43,967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15913" table:style-name="ce6">
            <text:p>15,913<text:s/></text:p>
          </table:table-cell>
          <table:table-cell office:value-type="float" office:value="48406" table:style-name="ce6">
            <text:p>48,406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31503" table:style-name="ce6">
            <text:p>31,503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4383" table:style-name="ce6">
            <text:p>4,383<text:s/></text:p>
          </table:table-cell>
          <table:table-cell table:number-columns-repeated="16264"/>
        </table:table-row>
        <table:table-row table:style-name="ro2">
          <table:table-cell office:value-type="date" office:date-value="2022-08-03T00:00:00" table:style-name="ce5">
            <text:p>2022/8/3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35108" table:style-name="ce6">
            <text:p>35,108<text:s/></text:p>
          </table:table-cell>
          <table:table-cell office:value-type="float" office:value="34200" table:style-name="ce6">
            <text:p>34,200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28189" table:style-name="ce6">
            <text:p>28,189<text:s/></text:p>
          </table:table-cell>
          <table:table-cell office:value-type="float" office:value="20946" table:style-name="ce6">
            <text:p>20,946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100289" table:style-name="ce6">
            <text:p>100,289<text:s/></text:p>
          </table:table-cell>
          <table:table-cell office:value-type="float" office:value="36226" table:style-name="ce6">
            <text:p>36,226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18685" table:style-name="ce6">
            <text:p>18,685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23598" table:style-name="ce6">
            <text:p>23,598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18726" table:style-name="ce6">
            <text:p>18,726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29558" table:style-name="ce6">
            <text:p>29,558<text:s/></text:p>
          </table:table-cell>
          <table:table-cell office:value-type="float" office:value="31903" table:style-name="ce6">
            <text:p>31,903<text:s/></text:p>
          </table:table-cell>
          <table:table-cell office:value-type="float" office:value="22382" table:style-name="ce6">
            <text:p>22,382<text:s/></text:p>
          </table:table-cell>
          <table:table-cell office:value-type="float" office:value="20955" table:style-name="ce6">
            <text:p>20,955<text:s/></text:p>
          </table:table-cell>
          <table:table-cell office:value-type="float" office:value="46455" table:style-name="ce6">
            <text:p>46,455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26257" table:style-name="ce6">
            <text:p>26,257<text:s/></text:p>
          </table:table-cell>
          <table:table-cell office:value-type="float" office:value="28157" table:style-name="ce6">
            <text:p>28,157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49918" table:style-name="ce6">
            <text:p>49,918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16009" table:style-name="ce6">
            <text:p>16,009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31865" table:style-name="ce6">
            <text:p>31,865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4403" table:style-name="ce6">
            <text:p>4,403<text:s/></text:p>
          </table:table-cell>
          <table:table-cell table:number-columns-repeated="16264"/>
        </table:table-row>
        <table:table-row table:style-name="ro2">
          <table:table-cell office:value-type="date" office:date-value="2022-08-04T00:00:00" table:style-name="ce5">
            <text:p>2022/8/4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35652" table:style-name="ce6">
            <text:p>35,652<text:s/></text:p>
          </table:table-cell>
          <table:table-cell office:value-type="float" office:value="35326" table:style-name="ce6">
            <text:p>35,326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26917" table:style-name="ce6">
            <text:p>26,917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28333" table:style-name="ce6">
            <text:p>28,333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104865" table:style-name="ce6">
            <text:p>104,865<text:s/></text:p>
          </table:table-cell>
          <table:table-cell office:value-type="float" office:value="37989" table:style-name="ce6">
            <text:p>37,989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18897" table:style-name="ce6">
            <text:p>18,897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25650" table:style-name="ce6">
            <text:p>25,650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24426" table:style-name="ce6">
            <text:p>24,426<text:s/></text:p>
          </table:table-cell>
          <table:table-cell office:value-type="float" office:value="30635" table:style-name="ce6">
            <text:p>30,635<text:s/></text:p>
          </table:table-cell>
          <table:table-cell office:value-type="float" office:value="32090" table:style-name="ce6">
            <text:p>32,090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47548" table:style-name="ce6">
            <text:p>47,548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26595" table:style-name="ce6">
            <text:p>26,595<text:s/></text:p>
          </table:table-cell>
          <table:table-cell office:value-type="float" office:value="28750" table:style-name="ce6">
            <text:p>28,750<text:s/></text:p>
          </table:table-cell>
          <table:table-cell office:value-type="float" office:value="16819" table:style-name="ce6">
            <text:p>16,819<text:s/></text:p>
          </table:table-cell>
          <table:table-cell office:value-type="float" office:value="52366" table:style-name="ce6">
            <text:p>52,366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31698" table:style-name="ce6">
            <text:p>31,698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22823" table:style-name="ce6">
            <text:p>22,823<text:s/></text:p>
          </table:table-cell>
          <table:table-cell office:value-type="float" office:value="18646" table:style-name="ce6">
            <text:p>18,646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370" table:style-name="ce6">
            <text:p>4,370<text:s/></text:p>
          </table:table-cell>
          <table:table-cell table:number-columns-repeated="16264"/>
        </table:table-row>
        <table:table-row table:style-name="ro2">
          <table:table-cell office:value-type="date" office:date-value="2022-08-05T00:00:00" table:style-name="ce5">
            <text:p>2022/8/5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35978" table:style-name="ce6">
            <text:p>35,978<text:s/></text:p>
          </table:table-cell>
          <table:table-cell office:value-type="float" office:value="39297" table:style-name="ce6">
            <text:p>39,297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29596" table:style-name="ce6">
            <text:p>29,596<text:s/></text:p>
          </table:table-cell>
          <table:table-cell office:value-type="float" office:value="22153" table:style-name="ce6">
            <text:p>22,153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117759" table:style-name="ce6">
            <text:p>117,759<text:s/></text:p>
          </table:table-cell>
          <table:table-cell office:value-type="float" office:value="41778" table:style-name="ce6">
            <text:p>41,778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1932" table:style-name="ce6">
            <text:p>21,932<text:s/></text:p>
          </table:table-cell>
          <table:table-cell office:value-type="float" office:value="19997" table:style-name="ce6">
            <text:p>19,997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27019" table:style-name="ce6">
            <text:p>27,019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21708" table:style-name="ce6">
            <text:p>21,708<text:s/></text:p>
          </table:table-cell>
          <table:table-cell office:value-type="float" office:value="25548" table:style-name="ce6">
            <text:p>25,548<text:s/></text:p>
          </table:table-cell>
          <table:table-cell office:value-type="float" office:value="33205" table:style-name="ce6">
            <text:p>33,205<text:s/></text:p>
          </table:table-cell>
          <table:table-cell office:value-type="float" office:value="33199" table:style-name="ce6">
            <text:p>33,199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52745" table:style-name="ce6">
            <text:p>52,745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28830" table:style-name="ce6">
            <text:p>28,830<text:s/></text:p>
          </table:table-cell>
          <table:table-cell office:value-type="float" office:value="30792" table:style-name="ce6">
            <text:p>30,792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56306" table:style-name="ce6">
            <text:p>56,306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4261" table:style-name="ce6">
            <text:p>14,261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32564" table:style-name="ce6">
            <text:p>32,564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20865" table:style-name="ce6">
            <text:p>20,865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594" table:style-name="ce6">
            <text:p>4,594<text:s/></text:p>
          </table:table-cell>
          <table:table-cell table:number-columns-repeated="16264"/>
        </table:table-row>
        <table:table-row table:style-name="ro2">
          <table:table-cell office:value-type="date" office:date-value="2022-08-06T00:00:00" table:style-name="ce5">
            <text:p>2022/8/6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34572" table:style-name="ce6">
            <text:p>34,572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109399" table:style-name="ce6">
            <text:p>109,399<text:s/></text:p>
          </table:table-cell>
          <table:table-cell office:value-type="float" office:value="38411" table:style-name="ce6">
            <text:p>38,411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8440" table:style-name="ce6">
            <text:p>18,440<text:s/></text:p>
          </table:table-cell>
          <table:table-cell office:value-type="float" office:value="20302" table:style-name="ce6">
            <text:p>20,302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26917" table:style-name="ce6">
            <text:p>26,917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27765" table:style-name="ce6">
            <text:p>27,765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19384" table:style-name="ce6">
            <text:p>19,384<text:s/></text:p>
          </table:table-cell>
          <table:table-cell office:value-type="float" office:value="53394" table:style-name="ce6">
            <text:p>53,394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24722" table:style-name="ce6">
            <text:p>24,722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46301" table:style-name="ce6">
            <text:p>46,301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5730" table:style-name="ce6">
            <text:p>15,730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2596" table:style-name="ce6">
            <text:p>2,596<text:s/></text:p>
          </table:table-cell>
          <table:table-cell table:number-columns-repeated="16264"/>
        </table:table-row>
        <table:table-row table:style-name="ro2">
          <table:table-cell office:value-type="date" office:date-value="2022-08-07T00:00:00" table:style-name="ce5">
            <text:p>2022/8/7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111753" table:style-name="ce6">
            <text:p>111,753<text:s/></text:p>
          </table:table-cell>
          <table:table-cell office:value-type="float" office:value="32487" table:style-name="ce6">
            <text:p>32,487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45343" table:style-name="ce6">
            <text:p>45,343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17810" table:style-name="ce6">
            <text:p>17,810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40105" table:style-name="ce6">
            <text:p>40,105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149" table:style-name="ce6">
            <text:p>2,149<text:s/></text:p>
          </table:table-cell>
          <table:table-cell table:number-columns-repeated="16264"/>
        </table:table-row>
        <table:table-row table:style-name="ro2">
          <table:table-cell office:value-type="date" office:date-value="2022-08-08T00:00:00" table:style-name="ce5">
            <text:p>2022/8/8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33907" table:style-name="ce6">
            <text:p>33,907<text:s/></text:p>
          </table:table-cell>
          <table:table-cell office:value-type="float" office:value="31934" table:style-name="ce6">
            <text:p>31,934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24827" table:style-name="ce6">
            <text:p>24,827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6567" table:style-name="ce6">
            <text:p>26,567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20955" table:style-name="ce6">
            <text:p>20,955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104748" table:style-name="ce6">
            <text:p>104,748<text:s/></text:p>
          </table:table-cell>
          <table:table-cell office:value-type="float" office:value="32609" table:style-name="ce6">
            <text:p>32,609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20490" table:style-name="ce6">
            <text:p>20,490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30279" table:style-name="ce6">
            <text:p>30,279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44523" table:style-name="ce6">
            <text:p>44,523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47978" table:style-name="ce6">
            <text:p>47,978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30054" table:style-name="ce6">
            <text:p>30,054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19394" table:style-name="ce6">
            <text:p>19,394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21822" table:style-name="ce6">
            <text:p>21,822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202" table:style-name="ce6">
            <text:p>4,202<text:s/></text:p>
          </table:table-cell>
          <table:table-cell table:number-columns-repeated="16264"/>
        </table:table-row>
        <table:table-row table:style-name="ro2">
          <table:table-cell office:value-type="date" office:date-value="2022-08-09T00:00:00" table:style-name="ce5">
            <text:p>2022/8/9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35395" table:style-name="ce6">
            <text:p>35,395<text:s/></text:p>
          </table:table-cell>
          <table:table-cell office:value-type="float" office:value="33799" table:style-name="ce6">
            <text:p>33,799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26276" table:style-name="ce6">
            <text:p>26,276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28258" table:style-name="ce6">
            <text:p>28,258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19993" table:style-name="ce6">
            <text:p>19,993<text:s/></text:p>
          </table:table-cell>
          <table:table-cell office:value-type="float" office:value="104900" table:style-name="ce6">
            <text:p>104,900<text:s/></text:p>
          </table:table-cell>
          <table:table-cell office:value-type="float" office:value="35296" table:style-name="ce6">
            <text:p>35,296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21718" table:style-name="ce6">
            <text:p>21,718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29821" table:style-name="ce6">
            <text:p>29,821<text:s/></text:p>
          </table:table-cell>
          <table:table-cell office:value-type="float" office:value="31641" table:style-name="ce6">
            <text:p>31,641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46670" table:style-name="ce6">
            <text:p>46,670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28254" table:style-name="ce6">
            <text:p>28,254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49719" table:style-name="ce6">
            <text:p>49,719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22648" table:style-name="ce6">
            <text:p>22,648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1708" table:style-name="ce6">
            <text:p>31,708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19943" table:style-name="ce6">
            <text:p>19,943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18043" table:style-name="ce6">
            <text:p>18,043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4477" table:style-name="ce6">
            <text:p>4,477<text:s/></text:p>
          </table:table-cell>
          <table:table-cell table:number-columns-repeated="16264"/>
        </table:table-row>
        <table:table-row table:style-name="ro2">
          <table:table-cell office:value-type="date" office:date-value="2022-08-10T00:00:00" table:style-name="ce5">
            <text:p>2022/8/10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35036" table:style-name="ce6">
            <text:p>35,036<text:s/></text:p>
          </table:table-cell>
          <table:table-cell office:value-type="float" office:value="34612" table:style-name="ce6">
            <text:p>34,612<text:s/></text:p>
          </table:table-cell>
          <table:table-cell office:value-type="float" office:value="19387" table:style-name="ce6">
            <text:p>19,387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20252" table:style-name="ce6">
            <text:p>20,252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28363" table:style-name="ce6">
            <text:p>28,363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104857" table:style-name="ce6">
            <text:p>104,857<text:s/></text:p>
          </table:table-cell>
          <table:table-cell office:value-type="float" office:value="37592" table:style-name="ce6">
            <text:p>37,592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30153" table:style-name="ce6">
            <text:p>30,153<text:s/></text:p>
          </table:table-cell>
          <table:table-cell office:value-type="float" office:value="32339" table:style-name="ce6">
            <text:p>32,339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48517" table:style-name="ce6">
            <text:p>48,517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8946" table:style-name="ce6">
            <text:p>28,946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0893" table:style-name="ce6">
            <text:p>50,893<text:s/></text:p>
          </table:table-cell>
          <table:table-cell office:value-type="float" office:value="16295" table:style-name="ce6">
            <text:p>16,295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32170" table:style-name="ce6">
            <text:p>32,170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20474" table:style-name="ce6">
            <text:p>20,474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4420" table:style-name="ce6">
            <text:p>4,420<text:s/></text:p>
          </table:table-cell>
          <table:table-cell table:number-columns-repeated="16264"/>
        </table:table-row>
        <table:table-row table:style-name="ro2">
          <table:table-cell office:value-type="date" office:date-value="2022-08-11T00:00:00" table:style-name="ce5">
            <text:p>2022/8/11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4871" table:style-name="ce6">
            <text:p>34,871<text:s/></text:p>
          </table:table-cell>
          <table:table-cell office:value-type="float" office:value="35835" table:style-name="ce6">
            <text:p>35,835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25798" table:style-name="ce6">
            <text:p>25,798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19497" table:style-name="ce6">
            <text:p>19,497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28286" table:style-name="ce6">
            <text:p>28,286<text:s/></text:p>
          </table:table-cell>
          <table:table-cell office:value-type="float" office:value="21431" table:style-name="ce6">
            <text:p>21,431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106473" table:style-name="ce6">
            <text:p>106,473<text:s/></text:p>
          </table:table-cell>
          <table:table-cell office:value-type="float" office:value="37427" table:style-name="ce6">
            <text:p>37,427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18941" table:style-name="ce6">
            <text:p>18,941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29750" table:style-name="ce6">
            <text:p>29,750<text:s/></text:p>
          </table:table-cell>
          <table:table-cell office:value-type="float" office:value="31954" table:style-name="ce6">
            <text:p>31,954<text:s/></text:p>
          </table:table-cell>
          <table:table-cell office:value-type="float" office:value="22593" table:style-name="ce6">
            <text:p>22,593<text:s/></text:p>
          </table:table-cell>
          <table:table-cell office:value-type="float" office:value="21162" table:style-name="ce6">
            <text:p>21,162<text:s/></text:p>
          </table:table-cell>
          <table:table-cell office:value-type="float" office:value="47393" table:style-name="ce6">
            <text:p>47,393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51261" table:style-name="ce6">
            <text:p>51,261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31972" table:style-name="ce6">
            <text:p>31,972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4547" table:style-name="ce6">
            <text:p>4,547<text:s/></text:p>
          </table:table-cell>
          <table:table-cell table:number-columns-repeated="16264"/>
        </table:table-row>
        <table:table-row table:style-name="ro2">
          <table:table-cell office:value-type="date" office:date-value="2022-08-12T00:00:00" table:style-name="ce5">
            <text:p>2022/8/12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35779" table:style-name="ce6">
            <text:p>35,779<text:s/></text:p>
          </table:table-cell>
          <table:table-cell office:value-type="float" office:value="38331" table:style-name="ce6">
            <text:p>38,331<text:s/></text:p>
          </table:table-cell>
          <table:table-cell office:value-type="float" office:value="19405" table:style-name="ce6">
            <text:p>19,405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25037" table:style-name="ce6">
            <text:p>25,037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13240" table:style-name="ce6">
            <text:p>13,240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21586" table:style-name="ce6">
            <text:p>21,586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26990" table:style-name="ce6">
            <text:p>26,990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22092" table:style-name="ce6">
            <text:p>22,092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8803" table:style-name="ce6">
            <text:p>18,803<text:s/></text:p>
          </table:table-cell>
          <table:table-cell office:value-type="float" office:value="120137" table:style-name="ce6">
            <text:p>120,137<text:s/></text:p>
          </table:table-cell>
          <table:table-cell office:value-type="float" office:value="41045" table:style-name="ce6">
            <text:p>41,045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20493" table:style-name="ce6">
            <text:p>20,493<text:s/></text:p>
          </table:table-cell>
          <table:table-cell office:value-type="float" office:value="20229" table:style-name="ce6">
            <text:p>20,229<text:s/></text:p>
          </table:table-cell>
          <table:table-cell office:value-type="float" office:value="21171" table:style-name="ce6">
            <text:p>21,171<text:s/></text:p>
          </table:table-cell>
          <table:table-cell office:value-type="float" office:value="19683" table:style-name="ce6">
            <text:p>19,683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4542" table:style-name="ce6">
            <text:p>14,542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26072" table:style-name="ce6">
            <text:p>26,072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32074" table:style-name="ce6">
            <text:p>32,074<text:s/></text:p>
          </table:table-cell>
          <table:table-cell office:value-type="float" office:value="32415" table:style-name="ce6">
            <text:p>32,415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50923" table:style-name="ce6">
            <text:p>50,923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29137" table:style-name="ce6">
            <text:p>29,137<text:s/></text:p>
          </table:table-cell>
          <table:table-cell office:value-type="float" office:value="30752" table:style-name="ce6">
            <text:p>30,752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55781" table:style-name="ce6">
            <text:p>55,781<text:s/></text:p>
          </table:table-cell>
          <table:table-cell office:value-type="float" office:value="16894" table:style-name="ce6">
            <text:p>16,894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27169" table:style-name="ce6">
            <text:p>27,169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31839" table:style-name="ce6">
            <text:p>31,839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20641" table:style-name="ce6">
            <text:p>20,641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22931" table:style-name="ce6">
            <text:p>22,931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483" table:style-name="ce6">
            <text:p>4,483<text:s/></text:p>
          </table:table-cell>
          <table:table-cell table:number-columns-repeated="16264"/>
        </table:table-row>
        <table:table-row table:style-name="ro2">
          <table:table-cell office:value-type="date" office:date-value="2022-08-13T00:00:00" table:style-name="ce5">
            <text:p>2022/8/13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35444" table:style-name="ce6">
            <text:p>35,444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29343" table:style-name="ce6">
            <text:p>29,343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20941" table:style-name="ce6">
            <text:p>120,941<text:s/></text:p>
          </table:table-cell>
          <table:table-cell office:value-type="float" office:value="41761" table:style-name="ce6">
            <text:p>41,761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8910" table:style-name="ce6">
            <text:p>18,910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29489" table:style-name="ce6">
            <text:p>29,48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29209" table:style-name="ce6">
            <text:p>29,209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56880" table:style-name="ce6">
            <text:p>56,880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25240" table:style-name="ce6">
            <text:p>25,240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48319" table:style-name="ce6">
            <text:p>48,319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4002" table:style-name="ce6">
            <text:p>14,00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2477" table:style-name="ce6">
            <text:p>2,477<text:s/></text:p>
          </table:table-cell>
          <table:table-cell table:number-columns-repeated="16264"/>
        </table:table-row>
        <table:table-row table:style-name="ro2">
          <table:table-cell office:value-type="date" office:date-value="2022-08-14T00:00:00" table:style-name="ce5">
            <text:p>2022/8/14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124214" table:style-name="ce6">
            <text:p>124,214<text:s/></text:p>
          </table:table-cell>
          <table:table-cell office:value-type="float" office:value="34013" table:style-name="ce6">
            <text:p>34,013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28016" table:style-name="ce6">
            <text:p>28,016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8377" table:style-name="ce6">
            <text:p>18,377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50996" table:style-name="ce6">
            <text:p>50,996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22649" table:style-name="ce6">
            <text:p>22,649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41518" table:style-name="ce6">
            <text:p>41,518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20385" table:style-name="ce6">
            <text:p>20,385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2179" table:style-name="ce6">
            <text:p>2,179<text:s/></text:p>
          </table:table-cell>
          <table:table-cell table:number-columns-repeated="16264"/>
        </table:table-row>
        <table:table-row table:style-name="ro2">
          <table:table-cell office:value-type="date" office:date-value="2022-08-15T00:00:00" table:style-name="ce5">
            <text:p>2022/8/15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33706" table:style-name="ce6">
            <text:p>33,706<text:s/></text:p>
          </table:table-cell>
          <table:table-cell office:value-type="float" office:value="33602" table:style-name="ce6">
            <text:p>33,602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9475" table:style-name="ce6">
            <text:p>19,475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8968" table:style-name="ce6">
            <text:p>18,968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24687" table:style-name="ce6">
            <text:p>24,687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27266" table:style-name="ce6">
            <text:p>27,266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21284" table:style-name="ce6">
            <text:p>21,284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110558" table:style-name="ce6">
            <text:p>110,558<text:s/></text:p>
          </table:table-cell>
          <table:table-cell office:value-type="float" office:value="35324" table:style-name="ce6">
            <text:p>35,324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9143" table:style-name="ce6">
            <text:p>19,143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9912" table:style-name="ce6">
            <text:p>29,912<text:s/></text:p>
          </table:table-cell>
          <table:table-cell office:value-type="float" office:value="30591" table:style-name="ce6">
            <text:p>30,591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46948" table:style-name="ce6">
            <text:p>46,948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26770" table:style-name="ce6">
            <text:p>26,770<text:s/></text:p>
          </table:table-cell>
          <table:table-cell office:value-type="float" office:value="26705" table:style-name="ce6">
            <text:p>26,705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49186" table:style-name="ce6">
            <text:p>49,186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30488" table:style-name="ce6">
            <text:p>30,488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16703" table:style-name="ce6">
            <text:p>16,703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4367" table:style-name="ce6">
            <text:p>4,367<text:s/></text:p>
          </table:table-cell>
          <table:table-cell table:number-columns-repeated="16264"/>
        </table:table-row>
        <table:table-row table:style-name="ro2">
          <table:table-cell office:value-type="date" office:date-value="2022-08-16T00:00:00" table:style-name="ce5">
            <text:p>2022/8/16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35293" table:style-name="ce6">
            <text:p>35,293<text:s/></text:p>
          </table:table-cell>
          <table:table-cell office:value-type="float" office:value="35321" table:style-name="ce6">
            <text:p>35,321<text:s/></text:p>
          </table:table-cell>
          <table:table-cell office:value-type="float" office:value="18906" table:style-name="ce6">
            <text:p>18,906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24779" table:style-name="ce6">
            <text:p>24,779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9928" table:style-name="ce6">
            <text:p>19,928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27890" table:style-name="ce6">
            <text:p>27,890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108410" table:style-name="ce6">
            <text:p>108,410<text:s/></text:p>
          </table:table-cell>
          <table:table-cell office:value-type="float" office:value="37220" table:style-name="ce6">
            <text:p>37,220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21744" table:style-name="ce6">
            <text:p>21,744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30011" table:style-name="ce6">
            <text:p>30,011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22330" table:style-name="ce6">
            <text:p>22,330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47010" table:style-name="ce6">
            <text:p>47,010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26971" table:style-name="ce6">
            <text:p>26,971<text:s/></text:p>
          </table:table-cell>
          <table:table-cell office:value-type="float" office:value="27836" table:style-name="ce6">
            <text:p>27,836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50567" table:style-name="ce6">
            <text:p>50,567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31811" table:style-name="ce6">
            <text:p>31,811<text:s/></text:p>
          </table:table-cell>
          <table:table-cell office:value-type="float" office:value="18722" table:style-name="ce6">
            <text:p>18,722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4482" table:style-name="ce6">
            <text:p>4,482<text:s/></text:p>
          </table:table-cell>
          <table:table-cell table:number-columns-repeated="16264"/>
        </table:table-row>
        <table:table-row table:style-name="ro2">
          <table:table-cell office:value-type="date" office:date-value="2022-08-17T00:00:00" table:style-name="ce5">
            <text:p>2022/8/17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35194" table:style-name="ce6">
            <text:p>35,194<text:s/></text:p>
          </table:table-cell>
          <table:table-cell office:value-type="float" office:value="36060" table:style-name="ce6">
            <text:p>36,060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4984" table:style-name="ce6">
            <text:p>14,984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26880" table:style-name="ce6">
            <text:p>26,880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20526" table:style-name="ce6">
            <text:p>20,526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26731" table:style-name="ce6">
            <text:p>26,731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22018" table:style-name="ce6">
            <text:p>22,018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108640" table:style-name="ce6">
            <text:p>108,640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19724" table:style-name="ce6">
            <text:p>19,724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24538" table:style-name="ce6">
            <text:p>24,538<text:s/></text:p>
          </table:table-cell>
          <table:table-cell office:value-type="float" office:value="30296" table:style-name="ce6">
            <text:p>30,296<text:s/></text:p>
          </table:table-cell>
          <table:table-cell office:value-type="float" office:value="31934" table:style-name="ce6">
            <text:p>31,934<text:s/></text:p>
          </table:table-cell>
          <table:table-cell office:value-type="float" office:value="22687" table:style-name="ce6">
            <text:p>22,687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48361" table:style-name="ce6">
            <text:p>48,361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27170" table:style-name="ce6">
            <text:p>27,170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51464" table:style-name="ce6">
            <text:p>51,464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16162" table:style-name="ce6">
            <text:p>16,162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32035" table:style-name="ce6">
            <text:p>32,035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18511" table:style-name="ce6">
            <text:p>18,511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4318" table:style-name="ce6">
            <text:p>4,318<text:s/></text:p>
          </table:table-cell>
          <table:table-cell table:number-columns-repeated="16264"/>
        </table:table-row>
        <table:table-row table:style-name="ro2">
          <table:table-cell office:value-type="date" office:date-value="2022-08-18T00:00:00" table:style-name="ce5">
            <text:p>2022/8/18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5567" table:style-name="ce6">
            <text:p>35,567<text:s/></text:p>
          </table:table-cell>
          <table:table-cell office:value-type="float" office:value="36261" table:style-name="ce6">
            <text:p>36,261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8077" table:style-name="ce6">
            <text:p>28,077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09143" table:style-name="ce6">
            <text:p>109,143<text:s/></text:p>
          </table:table-cell>
          <table:table-cell office:value-type="float" office:value="38297" table:style-name="ce6">
            <text:p>38,297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23732" table:style-name="ce6">
            <text:p>23,732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14193" table:style-name="ce6">
            <text:p>14,193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26267" table:style-name="ce6">
            <text:p>26,267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30112" table:style-name="ce6">
            <text:p>30,112<text:s/></text:p>
          </table:table-cell>
          <table:table-cell office:value-type="float" office:value="31958" table:style-name="ce6">
            <text:p>31,958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21216" table:style-name="ce6">
            <text:p>21,216<text:s/></text:p>
          </table:table-cell>
          <table:table-cell office:value-type="float" office:value="47444" table:style-name="ce6">
            <text:p>47,444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27392" table:style-name="ce6">
            <text:p>27,392<text:s/></text:p>
          </table:table-cell>
          <table:table-cell office:value-type="float" office:value="28569" table:style-name="ce6">
            <text:p>28,569<text:s/></text:p>
          </table:table-cell>
          <table:table-cell office:value-type="float" office:value="17116" table:style-name="ce6">
            <text:p>17,116<text:s/></text:p>
          </table:table-cell>
          <table:table-cell office:value-type="float" office:value="52502" table:style-name="ce6">
            <text:p>52,502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23729" table:style-name="ce6">
            <text:p>23,729<text:s/></text:p>
          </table:table-cell>
          <table:table-cell office:value-type="float" office:value="16204" table:style-name="ce6">
            <text:p>16,20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31849" table:style-name="ce6">
            <text:p>31,849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18136" table:style-name="ce6">
            <text:p>18,136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479" table:style-name="ce6">
            <text:p>4,479<text:s/></text:p>
          </table:table-cell>
          <table:table-cell table:number-columns-repeated="16264"/>
        </table:table-row>
        <table:table-row table:style-name="ro2">
          <table:table-cell office:value-type="date" office:date-value="2022-08-19T00:00:00" table:style-name="ce5">
            <text:p>2022/8/19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36312" table:style-name="ce6">
            <text:p>36,312<text:s/></text:p>
          </table:table-cell>
          <table:table-cell office:value-type="float" office:value="41110" table:style-name="ce6">
            <text:p>41,110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28200" table:style-name="ce6">
            <text:p>28,200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29529" table:style-name="ce6">
            <text:p>29,529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19604" table:style-name="ce6">
            <text:p>19,604<text:s/></text:p>
          </table:table-cell>
          <table:table-cell office:value-type="float" office:value="125983" table:style-name="ce6">
            <text:p>125,983<text:s/></text:p>
          </table:table-cell>
          <table:table-cell office:value-type="float" office:value="43080" table:style-name="ce6">
            <text:p>43,080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19176" table:style-name="ce6">
            <text:p>19,176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21720" table:style-name="ce6">
            <text:p>21,720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21001" table:style-name="ce6">
            <text:p>21,001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26143" table:style-name="ce6">
            <text:p>26,143<text:s/></text:p>
          </table:table-cell>
          <table:table-cell office:value-type="float" office:value="34488" table:style-name="ce6">
            <text:p>34,488<text:s/></text:p>
          </table:table-cell>
          <table:table-cell office:value-type="float" office:value="33569" table:style-name="ce6">
            <text:p>33,569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54732" table:style-name="ce6">
            <text:p>54,732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30984" table:style-name="ce6">
            <text:p>30,984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58717" table:style-name="ce6">
            <text:p>58,717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18450" table:style-name="ce6">
            <text:p>18,450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30241" table:style-name="ce6">
            <text:p>30,241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32870" table:style-name="ce6">
            <text:p>32,870<text:s/></text:p>
          </table:table-cell>
          <table:table-cell office:value-type="float" office:value="18773" table:style-name="ce6">
            <text:p>18,773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4849" table:style-name="ce6">
            <text:p>4,849<text:s/></text:p>
          </table:table-cell>
          <table:table-cell table:number-columns-repeated="16264"/>
        </table:table-row>
        <table:table-row table:style-name="ro2">
          <table:table-cell office:value-type="date" office:date-value="2022-08-20T00:00:00" table:style-name="ce5">
            <text:p>2022/8/20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9012" table:style-name="ce6">
            <text:p>19,012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23497" table:style-name="ce6">
            <text:p>23,497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120145" table:style-name="ce6">
            <text:p>120,145<text:s/></text:p>
          </table:table-cell>
          <table:table-cell office:value-type="float" office:value="42703" table:style-name="ce6">
            <text:p>42,703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16932" table:style-name="ce6">
            <text:p>16,932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17207" table:style-name="ce6">
            <text:p>17,207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31023" table:style-name="ce6">
            <text:p>31,023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29784" table:style-name="ce6">
            <text:p>29,784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21552" table:style-name="ce6">
            <text:p>21,552<text:s/></text:p>
          </table:table-cell>
          <table:table-cell office:value-type="float" office:value="55607" table:style-name="ce6">
            <text:p>55,607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27428" table:style-name="ce6">
            <text:p>27,428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49284" table:style-name="ce6">
            <text:p>49,284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15702" table:style-name="ce6">
            <text:p>15,702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2574" table:style-name="ce6">
            <text:p>2,574<text:s/></text:p>
          </table:table-cell>
          <table:table-cell table:number-columns-repeated="16264"/>
        </table:table-row>
        <table:table-row table:style-name="ro2">
          <table:table-cell office:value-type="date" office:date-value="2022-08-21T00:00:00" table:style-name="ce5">
            <text:p>2022/8/21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29772" table:style-name="ce6">
            <text:p>29,772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19115" table:style-name="ce6">
            <text:p>19,115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120324" table:style-name="ce6">
            <text:p>120,324<text:s/></text:p>
          </table:table-cell>
          <table:table-cell office:value-type="float" office:value="35324" table:style-name="ce6">
            <text:p>35,324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8728" table:style-name="ce6">
            <text:p>18,728<text:s/></text:p>
          </table:table-cell>
          <table:table-cell office:value-type="float" office:value="27464" table:style-name="ce6">
            <text:p>27,464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8174" table:style-name="ce6">
            <text:p>18,174<text:s/></text:p>
          </table:table-cell>
          <table:table-cell office:value-type="float" office:value="49156" table:style-name="ce6">
            <text:p>49,156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19245" table:style-name="ce6">
            <text:p>19,245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42966" table:style-name="ce6">
            <text:p>42,966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23257" table:style-name="ce6">
            <text:p>23,257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326" table:style-name="ce6">
            <text:p>2,326<text:s/></text:p>
          </table:table-cell>
          <table:table-cell table:number-columns-repeated="16264"/>
        </table:table-row>
        <table:table-row table:style-name="ro2">
          <table:table-cell office:value-type="date" office:date-value="2022-08-22T00:00:00" table:style-name="ce5">
            <text:p>2022/8/22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33757" table:style-name="ce6">
            <text:p>33,757<text:s/></text:p>
          </table:table-cell>
          <table:table-cell office:value-type="float" office:value="33728" table:style-name="ce6">
            <text:p>33,728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10855" table:style-name="ce6">
            <text:p>10,855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4057" table:style-name="ce6">
            <text:p>14,057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24369" table:style-name="ce6">
            <text:p>24,369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27232" table:style-name="ce6">
            <text:p>27,232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6221" table:style-name="ce6">
            <text:p>16,221<text:s/></text:p>
          </table:table-cell>
          <table:table-cell office:value-type="float" office:value="19001" table:style-name="ce6">
            <text:p>19,001<text:s/></text:p>
          </table:table-cell>
          <table:table-cell office:value-type="float" office:value="111010" table:style-name="ce6">
            <text:p>111,010<text:s/></text:p>
          </table:table-cell>
          <table:table-cell office:value-type="float" office:value="35658" table:style-name="ce6">
            <text:p>35,658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18884" table:style-name="ce6">
            <text:p>18,884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23647" table:style-name="ce6">
            <text:p>23,647<text:s/></text:p>
          </table:table-cell>
          <table:table-cell office:value-type="float" office:value="30228" table:style-name="ce6">
            <text:p>30,228<text:s/></text:p>
          </table:table-cell>
          <table:table-cell office:value-type="float" office:value="30751" table:style-name="ce6">
            <text:p>30,751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47491" table:style-name="ce6">
            <text:p>47,491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50055" table:style-name="ce6">
            <text:p>50,055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5988" table:style-name="ce6">
            <text:p>15,988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30983" table:style-name="ce6">
            <text:p>30,983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16327" table:style-name="ce6">
            <text:p>16,327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305" table:style-name="ce6">
            <text:p>4,305<text:s/></text:p>
          </table:table-cell>
          <table:table-cell table:number-columns-repeated="16264"/>
        </table:table-row>
        <table:table-row table:style-name="ro2">
          <table:table-cell office:value-type="date" office:date-value="2022-08-23T00:00:00" table:style-name="ce5">
            <text:p>2022/8/23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34583" table:style-name="ce6">
            <text:p>34,583<text:s/></text:p>
          </table:table-cell>
          <table:table-cell office:value-type="float" office:value="19036" table:style-name="ce6">
            <text:p>19,036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8429" table:style-name="ce6">
            <text:p>28,429<text:s/></text:p>
          </table:table-cell>
          <table:table-cell office:value-type="float" office:value="21449" table:style-name="ce6">
            <text:p>21,449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16744" table:style-name="ce6">
            <text:p>16,744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106875" table:style-name="ce6">
            <text:p>106,875<text:s/></text:p>
          </table:table-cell>
          <table:table-cell office:value-type="float" office:value="36807" table:style-name="ce6">
            <text:p>36,807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18561" table:style-name="ce6">
            <text:p>18,561<text:s/></text:p>
          </table:table-cell>
          <table:table-cell office:value-type="float" office:value="20192" table:style-name="ce6">
            <text:p>20,192<text:s/></text:p>
          </table:table-cell>
          <table:table-cell office:value-type="float" office:value="19833" table:style-name="ce6">
            <text:p>19,833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30093" table:style-name="ce6">
            <text:p>30,093<text:s/></text:p>
          </table:table-cell>
          <table:table-cell office:value-type="float" office:value="31940" table:style-name="ce6">
            <text:p>31,940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47783" table:style-name="ce6">
            <text:p>47,783<text:s/></text:p>
          </table:table-cell>
          <table:table-cell office:value-type="float" office:value="16511" table:style-name="ce6">
            <text:p>16,511<text:s/></text:p>
          </table:table-cell>
          <table:table-cell office:value-type="float" office:value="27232" table:style-name="ce6">
            <text:p>27,232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50381" table:style-name="ce6">
            <text:p>50,381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32447" table:style-name="ce6">
            <text:p>32,447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17860" table:style-name="ce6">
            <text:p>17,860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4495" table:style-name="ce6">
            <text:p>4,495<text:s/></text:p>
          </table:table-cell>
          <table:table-cell table:number-columns-repeated="16264"/>
        </table:table-row>
        <table:table-row table:style-name="ro2">
          <table:table-cell office:value-type="date" office:date-value="2022-08-24T00:00:00" table:style-name="ce5">
            <text:p>2022/8/24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35876" table:style-name="ce6">
            <text:p>35,876<text:s/></text:p>
          </table:table-cell>
          <table:table-cell office:value-type="float" office:value="36354" table:style-name="ce6">
            <text:p>36,354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33434" table:style-name="ce6">
            <text:p>33,434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26655" table:style-name="ce6">
            <text:p>26,655<text:s/></text:p>
          </table:table-cell>
          <table:table-cell office:value-type="float" office:value="20199" table:style-name="ce6">
            <text:p>20,199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28420" table:style-name="ce6">
            <text:p>28,420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09346" table:style-name="ce6">
            <text:p>109,346<text:s/></text:p>
          </table:table-cell>
          <table:table-cell office:value-type="float" office:value="37720" table:style-name="ce6">
            <text:p>37,720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18734" table:style-name="ce6">
            <text:p>18,734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4560" table:style-name="ce6">
            <text:p>14,560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8951" table:style-name="ce6">
            <text:p>18,951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30770" table:style-name="ce6">
            <text:p>30,770<text:s/></text:p>
          </table:table-cell>
          <table:table-cell office:value-type="float" office:value="32224" table:style-name="ce6">
            <text:p>32,224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48872" table:style-name="ce6">
            <text:p>48,872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28959" table:style-name="ce6">
            <text:p>28,959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51698" table:style-name="ce6">
            <text:p>51,698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33150" table:style-name="ce6">
            <text:p>33,150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23457" table:style-name="ce6">
            <text:p>23,457<text:s/></text:p>
          </table:table-cell>
          <table:table-cell office:value-type="float" office:value="18089" table:style-name="ce6">
            <text:p>18,089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4380" table:style-name="ce6">
            <text:p>4,380<text:s/></text:p>
          </table:table-cell>
          <table:table-cell table:number-columns-repeated="16264"/>
        </table:table-row>
        <table:table-row table:style-name="ro2">
          <table:table-cell office:value-type="date" office:date-value="2022-08-25T00:00:00" table:style-name="ce5">
            <text:p>2022/8/25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36217" table:style-name="ce6">
            <text:p>36,217<text:s/></text:p>
          </table:table-cell>
          <table:table-cell office:value-type="float" office:value="36398" table:style-name="ce6">
            <text:p>36,398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14069" table:style-name="ce6">
            <text:p>14,069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35364" table:style-name="ce6">
            <text:p>35,36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0622" table:style-name="ce6">
            <text:p>20,622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25792" table:style-name="ce6">
            <text:p>25,792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21030" table:style-name="ce6">
            <text:p>21,030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109834" table:style-name="ce6">
            <text:p>109,834<text:s/></text:p>
          </table:table-cell>
          <table:table-cell office:value-type="float" office:value="37762" table:style-name="ce6">
            <text:p>37,762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18286" table:style-name="ce6">
            <text:p>18,286<text:s/></text:p>
          </table:table-cell>
          <table:table-cell office:value-type="float" office:value="19624" table:style-name="ce6">
            <text:p>19,624<text:s/></text:p>
          </table:table-cell>
          <table:table-cell office:value-type="float" office:value="19158" table:style-name="ce6">
            <text:p>19,158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30900" table:style-name="ce6">
            <text:p>30,900<text:s/></text:p>
          </table:table-cell>
          <table:table-cell office:value-type="float" office:value="31764" table:style-name="ce6">
            <text:p>31,764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47681" table:style-name="ce6">
            <text:p>47,681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27364" table:style-name="ce6">
            <text:p>27,364<text:s/></text:p>
          </table:table-cell>
          <table:table-cell office:value-type="float" office:value="28451" table:style-name="ce6">
            <text:p>28,451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52248" table:style-name="ce6">
            <text:p>52,248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24278" table:style-name="ce6">
            <text:p>24,278<text:s/></text:p>
          </table:table-cell>
          <table:table-cell office:value-type="float" office:value="16128" table:style-name="ce6">
            <text:p>16,128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32018" table:style-name="ce6">
            <text:p>32,018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19812" table:style-name="ce6">
            <text:p>19,812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2-08-26T00:00:00" table:style-name="ce5">
            <text:p>2022/8/26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35816" table:style-name="ce6">
            <text:p>35,816<text:s/></text:p>
          </table:table-cell>
          <table:table-cell office:value-type="float" office:value="41060" table:style-name="ce6">
            <text:p>41,060<text:s/></text:p>
          </table:table-cell>
          <table:table-cell office:value-type="float" office:value="20436" table:style-name="ce6">
            <text:p>20,436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15185" table:style-name="ce6">
            <text:p>15,185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37838" table:style-name="ce6">
            <text:p>37,838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9977" table:style-name="ce6">
            <text:p>29,977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22897" table:style-name="ce6">
            <text:p>22,897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124040" table:style-name="ce6">
            <text:p>124,040<text:s/></text:p>
          </table:table-cell>
          <table:table-cell office:value-type="float" office:value="43968" table:style-name="ce6">
            <text:p>43,968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18816" table:style-name="ce6">
            <text:p>18,816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21660" table:style-name="ce6">
            <text:p>21,660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0142" table:style-name="ce6">
            <text:p>20,142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28609" table:style-name="ce6">
            <text:p>28,609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25647" table:style-name="ce6">
            <text:p>25,647<text:s/></text:p>
          </table:table-cell>
          <table:table-cell office:value-type="float" office:value="34337" table:style-name="ce6">
            <text:p>34,337<text:s/></text:p>
          </table:table-cell>
          <table:table-cell office:value-type="float" office:value="33560" table:style-name="ce6">
            <text:p>33,560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55653" table:style-name="ce6">
            <text:p>55,653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30102" table:style-name="ce6">
            <text:p>30,102<text:s/></text:p>
          </table:table-cell>
          <table:table-cell office:value-type="float" office:value="31501" table:style-name="ce6">
            <text:p>31,501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57728" table:style-name="ce6">
            <text:p>57,728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14777" table:style-name="ce6">
            <text:p>14,777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32855" table:style-name="ce6">
            <text:p>32,855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4402" table:style-name="ce6">
            <text:p>4,402<text:s/></text:p>
          </table:table-cell>
          <table:table-cell table:number-columns-repeated="16264"/>
        </table:table-row>
        <table:table-row table:style-name="ro2">
          <table:table-cell office:value-type="date" office:date-value="2022-08-27T00:00:00" table:style-name="ce5">
            <text:p>2022/8/27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37505" table:style-name="ce6">
            <text:p>37,505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22072" table:style-name="ce6">
            <text:p>22,072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21186" table:style-name="ce6">
            <text:p>21,186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119540" table:style-name="ce6">
            <text:p>119,540<text:s/></text:p>
          </table:table-cell>
          <table:table-cell office:value-type="float" office:value="41958" table:style-name="ce6">
            <text:p>41,958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29877" table:style-name="ce6">
            <text:p>29,877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21810" table:style-name="ce6">
            <text:p>21,810<text:s/></text:p>
          </table:table-cell>
          <table:table-cell office:value-type="float" office:value="29324" table:style-name="ce6">
            <text:p>29,324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53855" table:style-name="ce6">
            <text:p>53,855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28247" table:style-name="ce6">
            <text:p>28,247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46714" table:style-name="ce6">
            <text:p>46,714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2636" table:style-name="ce6">
            <text:p>2,636<text:s/></text:p>
          </table:table-cell>
          <table:table-cell table:number-columns-repeated="16264"/>
        </table:table-row>
        <table:table-row table:style-name="ro2">
          <table:table-cell office:value-type="date" office:date-value="2022-08-28T00:00:00" table:style-name="ce5">
            <text:p>2022/8/28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29155" table:style-name="ce6">
            <text:p>29,155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3110" table:style-name="ce6">
            <text:p>13,110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113517" table:style-name="ce6">
            <text:p>113,517<text:s/></text:p>
          </table:table-cell>
          <table:table-cell office:value-type="float" office:value="34164" table:style-name="ce6">
            <text:p>34,164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16244" table:style-name="ce6">
            <text:p>16,244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46445" table:style-name="ce6">
            <text:p>46,445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38602" table:style-name="ce6">
            <text:p>38,602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9407" table:style-name="ce6">
            <text:p>19,40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2235" table:style-name="ce6">
            <text:p>2,235<text:s/></text:p>
          </table:table-cell>
          <table:table-cell table:number-columns-repeated="16264"/>
        </table:table-row>
        <table:table-row table:style-name="ro2">
          <table:table-cell office:value-type="date" office:date-value="2022-08-29T00:00:00" table:style-name="ce5">
            <text:p>2022/8/29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33633" table:style-name="ce6">
            <text:p>33,633<text:s/></text:p>
          </table:table-cell>
          <table:table-cell office:value-type="float" office:value="33243" table:style-name="ce6">
            <text:p>33,243<text:s/></text:p>
          </table:table-cell>
          <table:table-cell office:value-type="float" office:value="17202" table:style-name="ce6">
            <text:p>17,202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20784" table:style-name="ce6">
            <text:p>20,784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17694" table:style-name="ce6">
            <text:p>17,694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27000" table:style-name="ce6">
            <text:p>27,000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21122" table:style-name="ce6">
            <text:p>21,122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108682" table:style-name="ce6">
            <text:p>108,682<text:s/></text:p>
          </table:table-cell>
          <table:table-cell office:value-type="float" office:value="35333" table:style-name="ce6">
            <text:p>35,333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17777" table:style-name="ce6">
            <text:p>17,777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29346" table:style-name="ce6">
            <text:p>29,346<text:s/></text:p>
          </table:table-cell>
          <table:table-cell office:value-type="float" office:value="30369" table:style-name="ce6">
            <text:p>30,369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20482" table:style-name="ce6">
            <text:p>20,482<text:s/></text:p>
          </table:table-cell>
          <table:table-cell office:value-type="float" office:value="47640" table:style-name="ce6">
            <text:p>47,640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49239" table:style-name="ce6">
            <text:p>49,239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24943" table:style-name="ce6">
            <text:p>24,943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29999" table:style-name="ce6">
            <text:p>29,999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19060" table:style-name="ce6">
            <text:p>19,060<text:s/></text:p>
          </table:table-cell>
          <table:table-cell office:value-type="float" office:value="19533" table:style-name="ce6">
            <text:p>19,533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4266" table:style-name="ce6">
            <text:p>4,266<text:s/></text:p>
          </table:table-cell>
          <table:table-cell table:number-columns-repeated="16264"/>
        </table:table-row>
        <table:table-row table:style-name="ro2">
          <table:table-cell office:value-type="date" office:date-value="2022-08-30T00:00:00" table:style-name="ce5">
            <text:p>2022/8/30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35143" table:style-name="ce6">
            <text:p>35,143<text:s/></text:p>
          </table:table-cell>
          <table:table-cell office:value-type="float" office:value="34322" table:style-name="ce6">
            <text:p>34,322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26507" table:style-name="ce6">
            <text:p>26,507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28888" table:style-name="ce6">
            <text:p>28,888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21733" table:style-name="ce6">
            <text:p>21,733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102036" table:style-name="ce6">
            <text:p>102,036<text:s/></text:p>
          </table:table-cell>
          <table:table-cell office:value-type="float" office:value="35188" table:style-name="ce6">
            <text:p>35,188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26060" table:style-name="ce6">
            <text:p>26,060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19350" table:style-name="ce6">
            <text:p>19,350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29272" table:style-name="ce6">
            <text:p>29,272<text:s/></text:p>
          </table:table-cell>
          <table:table-cell office:value-type="float" office:value="32233" table:style-name="ce6">
            <text:p>32,233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44021" table:style-name="ce6">
            <text:p>44,021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49801" table:style-name="ce6">
            <text:p>49,801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2844" table:style-name="ce6">
            <text:p>32,844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4378" table:style-name="ce6">
            <text:p>14,378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4327" table:style-name="ce6">
            <text:p>4,327<text:s/></text:p>
          </table:table-cell>
          <table:table-cell table:number-columns-repeated="16264"/>
        </table:table-row>
        <table:table-row table:style-name="ro2">
          <table:table-cell office:value-type="date" office:date-value="2022-08-31T00:00:00" table:style-name="ce5">
            <text:p>2022/8/31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36312" table:style-name="ce6">
            <text:p>36,312<text:s/></text:p>
          </table:table-cell>
          <table:table-cell office:value-type="float" office:value="35891" table:style-name="ce6">
            <text:p>35,891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21597" table:style-name="ce6">
            <text:p>21,597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1710" table:style-name="ce6">
            <text:p>21,710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29859" table:style-name="ce6">
            <text:p>29,859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9929" table:style-name="ce6">
            <text:p>19,929<text:s/></text:p>
          </table:table-cell>
          <table:table-cell office:value-type="float" office:value="104576" table:style-name="ce6">
            <text:p>104,576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9879" table:style-name="ce6">
            <text:p>19,879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19499" table:style-name="ce6">
            <text:p>19,499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33062" table:style-name="ce6">
            <text:p>33,062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46177" table:style-name="ce6">
            <text:p>46,177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52016" table:style-name="ce6">
            <text:p>52,016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23457" table:style-name="ce6">
            <text:p>23,457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33433" table:style-name="ce6">
            <text:p>33,433<text:s/></text:p>
          </table:table-cell>
          <table:table-cell office:value-type="float" office:value="19314" table:style-name="ce6">
            <text:p>19,314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20290" table:style-name="ce6">
            <text:p>20,290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4470" table:style-name="ce6">
            <text:p>4,470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9-10T08:36:51Z</meta:creation-date>
    <dc:date>2022-09-10T08:37:19Z</dc:date>
  </office:meta>
</office:document-meta>
</file>